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34.54mm"/>
    </style:style>
    <style:style style:name="co4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5.67mm" svg:height="125.31mm" svg:x="20.3mm" svg:y="473.69mm">
            <draw:object draw:notify-on-update-of-ranges="Sheet1.A5:Sheet1.A102 Sheet1.C4:Sheet1.C4 Sheet1.C5:Sheet1.C102 Sheet1.A5:Sheet1.A102 Sheet1.E4:Sheet1.E4 Sheet1.E5:Sheet1.E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“010010”</text:p>
          </table:table-cell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Average</text:p>
          </table:table-cell>
          <table:table-cell office:value-type="string" calcext:value-type="string">
            <text:p>Average Temp (Yr)</text:p>
          </table:table-cell>
          <table:table-cell office:value-type="string" calcext:value-type="string">
            <text:p>5 Year AvStDev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table:formula="of:=AVERAGE([.F5:.Q5])" office:value-type="float" office:value="-1.525" calcext:value-type="float">
            <text:p>-1.525</text:p>
          </table:table-cell>
          <table:table-cell/>
          <table:table-cell table:formula="of:=STDEV([.F5:.Q5])" office:value-type="float" office:value="4.16721511541963" calcext:value-type="float">
            <text:p>4.167</text:p>
          </table:table-cell>
          <table:table-cell office:value-type="float" office:value="-4.4" calcext:value-type="float">
            <text:p>-4.4</text:p>
          </table:table-cell>
          <table:table-cell office:value-type="float" office:value="-7.1" calcext:value-type="float">
            <text:p>-7.1</text:p>
          </table:table-cell>
          <table:table-cell office:value-type="float" office:value="-6.8" calcext:value-type="float">
            <text:p>-6.8</text:p>
          </table:table-cell>
          <table:table-cell office:value-type="float" office:value="-4.6" calcext:value-type="float">
            <text:p>-4.6</text:p>
          </table:table-cell>
          <table:table-cell office:value-type="float" office:value="-1.2" calcext:value-type="float">
            <text:p>-1.2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-4" calcext:value-type="float">
            <text:p>-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table:formula="of:=AVERAGE([.F6:.Q6])" office:value-type="float" office:value="-0.516666666666667" calcext:value-type="float">
            <text:p>-0.517</text:p>
          </table:table-cell>
          <table:table-cell/>
          <table:table-cell table:formula="of:=STDEV([.F6:.Q6])" office:value-type="float" office:value="3.63513994562003" calcext:value-type="float">
            <text:p>3.635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office:value-type="float" office:value="-6.2" calcext:value-type="float">
            <text:p>-6.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-0.2" calcext:value-type="float">
            <text:p>-0.2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table:formula="of:=AVERAGE([.F7:.Q7])" office:value-type="float" office:value="-0.725" calcext:value-type="float">
            <text:p>-0.725</text:p>
          </table:table-cell>
          <table:table-cell/>
          <table:table-cell table:formula="of:=STDEV([.F7:.Q7])" office:value-type="float" office:value="3.08725385474476" calcext:value-type="float">
            <text:p>3.087</text:p>
          </table:table-cell>
          <table:table-cell office:value-type="float" office:value="-6.1" calcext:value-type="float">
            <text:p>-6.1</text:p>
          </table:table-cell>
          <table:table-cell office:value-type="float" office:value="-2.9" calcext:value-type="float">
            <text:p>-2.9</text:p>
          </table:table-cell>
          <table:table-cell office:value-type="float" office:value="-1" calcext:value-type="float">
            <text:p>-1</text:p>
          </table:table-cell>
          <table:table-cell office:value-type="float" office:value="-1.8" calcext:value-type="float">
            <text:p>-1.8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table:formula="of:=AVERAGE([.F8:.Q8])" office:value-type="float" office:value="-0.0416666666666667" calcext:value-type="float">
            <text:p>-0.042</text:p>
          </table:table-cell>
          <table:table-cell/>
          <table:table-cell table:formula="of:=STDEV([.F8:.Q8])" office:value-type="float" office:value="4.11327304606868" calcext:value-type="float">
            <text:p>4.113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office:value-type="float" office:value="-5" calcext:value-type="float">
            <text:p>-5</text:p>
          </table:table-cell>
          <table:table-cell office:value-type="float" office:value="-4.2" calcext:value-type="float">
            <text:p>-4.2</text:p>
          </table:table-cell>
          <table:table-cell office:value-type="float" office:value="-0.6" calcext:value-type="float">
            <text:p>-0.6</text:p>
          </table:table-cell>
          <table:table-cell office:value-type="float" office:value="2.2" calcext:value-type="float">
            <text:p>2.2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-2.5" calcext:value-type="float">
            <text:p>-2.5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AVERAGE([.C5:.C9])" office:value-type="float" office:value="-0.556666666666667" calcext:value-type="float">
            <text:p>-0.557</text:p>
          </table:table-cell>
          <table:table-cell table:formula="of:=AVERAGE([.F9:.Q9])" office:value-type="float" office:value="0.025" calcext:value-type="float">
            <text:p>0.025</text:p>
          </table:table-cell>
          <table:table-cell table:formula="of:=AVERAGE([.E5:.E9])" office:value-type="float" office:value="3.78018585170966" calcext:value-type="float">
            <text:p>3.780</text:p>
          </table:table-cell>
          <table:table-cell table:formula="of:=STDEV([.F9:.Q9])" office:value-type="float" office:value="3.8980472966952" calcext:value-type="float">
            <text:p>3.898</text:p>
          </table:table-cell>
          <table:table-cell office:value-type="float" office:value="-3.4" calcext:value-type="float">
            <text:p>-3.4</text:p>
          </table:table-cell>
          <table:table-cell office:value-type="float" office:value="-3.3" calcext:value-type="float">
            <text:p>-3.3</text:p>
          </table:table-cell>
          <table:table-cell office:value-type="float" office:value="-4.2" calcext:value-type="float">
            <text:p>-4.2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-3.1" calcext:value-type="float">
            <text:p>-3.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AVERAGE([.C6:.C10])" office:value-type="float" office:value="-0.278333333333333" calcext:value-type="float">
            <text:p>-0.278</text:p>
          </table:table-cell>
          <table:table-cell table:formula="of:=AVERAGE([.F10:.Q10])" office:value-type="float" office:value="-0.133333333333333" calcext:value-type="float">
            <text:p>-0.133</text:p>
          </table:table-cell>
          <table:table-cell table:formula="of:=AVERAGE([.E6:.E10])" office:value-type="float" office:value="3.70995771952932" calcext:value-type="float">
            <text:p>3.710</text:p>
          </table:table-cell>
          <table:table-cell table:formula="of:=STDEV([.F10:.Q10])" office:value-type="float" office:value="3.81607445451792" calcext:value-type="float">
            <text:p>3.816</text:p>
          </table:table-cell>
          <table:table-cell office:value-type="float" office:value="-1.9" calcext:value-type="float">
            <text:p>-1.9</text:p>
          </table:table-cell>
          <table:table-cell office:value-type="float" office:value="-2.3" calcext:value-type="float">
            <text:p>-2.3</text:p>
          </table:table-cell>
          <table:table-cell office:value-type="float" office:value="-6" calcext:value-type="float">
            <text:p>-6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-2.7" calcext:value-type="float">
            <text:p>-2.7</text:p>
          </table:table-cell>
          <table:table-cell office:value-type="float" office:value="-1" calcext:value-type="float">
            <text:p>-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AVERAGE([.C7:.C11])" office:value-type="float" office:value="-0.291666666666667" calcext:value-type="float">
            <text:p>-0.292</text:p>
          </table:table-cell>
          <table:table-cell table:formula="of:=AVERAGE([.F11:.Q11])" office:value-type="float" office:value="-0.583333333333333" calcext:value-type="float">
            <text:p>-0.583</text:p>
          </table:table-cell>
          <table:table-cell table:formula="of:=AVERAGE([.E7:.E11])" office:value-type="float" office:value="3.76907490937943" calcext:value-type="float">
            <text:p>3.769</text:p>
          </table:table-cell>
          <table:table-cell table:formula="of:=STDEV([.F11:.Q11])" office:value-type="float" office:value="3.93072589487057" calcext:value-type="float">
            <text:p>3.931</text:p>
          </table:table-cell>
          <table:table-cell office:value-type="float" office:value="-4.6" calcext:value-type="float">
            <text:p>-4.6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-1.2" calcext:value-type="float">
            <text:p>-1.2</text:p>
          </table:table-cell>
          <table:table-cell office:value-type="float" office:value="-1.3" calcext:value-type="float">
            <text:p>-1.3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AVERAGE([.C8:.C12])" office:value-type="float" office:value="-0.153333333333333" calcext:value-type="float">
            <text:p>-0.153</text:p>
          </table:table-cell>
          <table:table-cell table:formula="of:=AVERAGE([.F12:.Q12])" office:value-type="float" office:value="-0.0333333333333334" calcext:value-type="float">
            <text:p>-0.033</text:p>
          </table:table-cell>
          <table:table-cell table:formula="of:=AVERAGE([.E8:.E12])" office:value-type="float" office:value="3.77173165598959" calcext:value-type="float">
            <text:p>3.772</text:p>
          </table:table-cell>
          <table:table-cell table:formula="of:=STDEV([.F12:.Q12])" office:value-type="float" office:value="3.1005375877956" calcext:value-type="float">
            <text:p>3.101</text:p>
          </table:table-cell>
          <table:table-cell office:value-type="float" office:value="-3.5" calcext:value-type="float">
            <text:p>-3.5</text:p>
          </table:table-cell>
          <table:table-cell office:value-type="float" office:value="-3.3" calcext:value-type="float">
            <text:p>-3.3</text:p>
          </table:table-cell>
          <table:table-cell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AVERAGE([.C9:.C13])" office:value-type="float" office:value="-0.0833333333333333" calcext:value-type="float">
            <text:p>-0.083</text:p>
          </table:table-cell>
          <table:table-cell table:formula="of:=AVERAGE([.F13:.Q13])" office:value-type="float" office:value="0.308333333333333" calcext:value-type="float">
            <text:p>0.308</text:p>
          </table:table-cell>
          <table:table-cell table:formula="of:=AVERAGE([.E9:.E13])" office:value-type="float" office:value="3.48833298758409" calcext:value-type="float">
            <text:p>3.488</text:p>
          </table:table-cell>
          <table:table-cell table:formula="of:=STDEV([.F13:.Q13])" office:value-type="float" office:value="2.69627970404115" calcext:value-type="float">
            <text:p>2.696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AVERAGE([.C10:.C14])" office:value-type="float" office:value="0.0750000000000001" calcext:value-type="float">
            <text:p>0.075</text:p>
          </table:table-cell>
          <table:table-cell table:formula="of:=AVERAGE([.F14:.Q14])" office:value-type="float" office:value="0.816666666666667" calcext:value-type="float">
            <text:p>0.817</text:p>
          </table:table-cell>
          <table:table-cell table:formula="of:=AVERAGE([.E10:.E14])" office:value-type="float" office:value="3.51923776830091" calcext:value-type="float">
            <text:p>3.519</text:p>
          </table:table-cell>
          <table:table-cell table:formula="of:=STDEV([.F14:.Q14])" office:value-type="float" office:value="4.05257120027932" calcext:value-type="float">
            <text:p>4.053</text:p>
          </table:table-cell>
          <table:table-cell office:value-type="float" office:value="-3.1" calcext:value-type="float">
            <text:p>-3.1</text:p>
          </table:table-cell>
          <table:table-cell office:value-type="float" office:value="-2.8" calcext:value-type="float">
            <text:p>-2.8</text:p>
          </table:table-cell>
          <table:table-cell office:value-type="float" office:value="-4.9" calcext:value-type="float">
            <text:p>-4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AVERAGE([.C11:.C15])" office:value-type="float" office:value="0.0816666666666667" calcext:value-type="float">
            <text:p>0.082</text:p>
          </table:table-cell>
          <table:table-cell table:formula="of:=AVERAGE([.F15:.Q15])" office:value-type="float" office:value="-0.1" calcext:value-type="float">
            <text:p>-0.100</text:p>
          </table:table-cell>
          <table:table-cell table:formula="of:=AVERAGE([.E11:.E15])" office:value-type="float" office:value="3.54981698855531" calcext:value-type="float">
            <text:p>3.550</text:p>
          </table:table-cell>
          <table:table-cell table:formula="of:=STDEV([.F15:.Q15])" office:value-type="float" office:value="3.96897055578991" calcext:value-type="float">
            <text:p>3.969</text:p>
          </table:table-cell>
          <table:table-cell office:value-type="float" office:value="-3.5" calcext:value-type="float">
            <text:p>-3.5</text:p>
          </table:table-cell>
          <table:table-cell office:value-type="float" office:value="-4.2" calcext:value-type="float">
            <text:p>-4.2</text:p>
          </table:table-cell>
          <table:table-cell office:value-type="float" office:value="-6.1" calcext:value-type="float">
            <text:p>-6.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AVERAGE([.C12:.C16])" office:value-type="float" office:value="0.171666666666667" calcext:value-type="float">
            <text:p>0.172</text:p>
          </table:table-cell>
          <table:table-cell table:formula="of:=AVERAGE([.F16:.Q16])" office:value-type="float" office:value="-0.133333333333333" calcext:value-type="float">
            <text:p>-0.133</text:p>
          </table:table-cell>
          <table:table-cell table:formula="of:=AVERAGE([.E12:.E16])" office:value-type="float" office:value="3.52028307440654" calcext:value-type="float">
            <text:p>3.520</text:p>
          </table:table-cell>
          <table:table-cell table:formula="of:=STDEV([.F16:.Q16])" office:value-type="float" office:value="3.78305632412672" calcext:value-type="float">
            <text:p>3.783</text:p>
          </table:table-cell>
          <table:table-cell office:value-type="float" office:value="-4.6" calcext:value-type="float">
            <text:p>-4.6</text:p>
          </table:table-cell>
          <table:table-cell office:value-type="float" office:value="-1.7" calcext:value-type="float">
            <text:p>-1.7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AVERAGE([.C13:.C17])" office:value-type="float" office:value="0.325" calcext:value-type="float">
            <text:p>0.325</text:p>
          </table:table-cell>
          <table:table-cell table:formula="of:=AVERAGE([.F17:.Q17])" office:value-type="float" office:value="0.733333333333333" calcext:value-type="float">
            <text:p>0.733</text:p>
          </table:table-cell>
          <table:table-cell table:formula="of:=AVERAGE([.E13:.E17])" office:value-type="float" office:value="3.72644134430031" calcext:value-type="float">
            <text:p>3.726</text:p>
          </table:table-cell>
          <table:table-cell table:formula="of:=STDEV([.F17:.Q17])" office:value-type="float" office:value="4.13132893726447" calcext:value-type="float">
            <text:p>4.131</text:p>
          </table:table-cell>
          <table:table-cell office:value-type="float" office:value="-0.7" calcext:value-type="float">
            <text:p>-0.7</text:p>
          </table:table-cell>
          <table:table-cell office:value-type="float" office:value="-4.9" calcext:value-type="float">
            <text:p>-4.9</text:p>
          </table:table-cell>
          <table:table-cell office:value-type="float" office:value="-3.1" calcext:value-type="float">
            <text:p>-3.1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AVERAGE([.C14:.C18])" office:value-type="float" office:value="0.368333333333333" calcext:value-type="float">
            <text:p>0.368</text:p>
          </table:table-cell>
          <table:table-cell table:formula="of:=AVERAGE([.F18:.Q18])" office:value-type="float" office:value="0.525" calcext:value-type="float">
            <text:p>0.525</text:p>
          </table:table-cell>
          <table:table-cell table:formula="of:=AVERAGE([.E14:.E18])" office:value-type="float" office:value="4.20595917622085" calcext:value-type="float">
            <text:p>4.206</text:p>
          </table:table-cell>
          <table:table-cell table:formula="of:=STDEV([.F18:.Q18])" office:value-type="float" office:value="5.09386886364382" calcext:value-type="float">
            <text:p>5.094</text:p>
          </table:table-cell>
          <table:table-cell office:value-type="float" office:value="-4.2" calcext:value-type="float">
            <text:p>-4.2</text:p>
          </table:table-cell>
          <table:table-cell office:value-type="float" office:value="-7.2" calcext:value-type="float">
            <text:p>-7.2</text:p>
          </table:table-cell>
          <table:table-cell office:value-type="float" office:value="-3.4" calcext:value-type="float">
            <text:p>-3.4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-1.5" calcext:value-type="float">
            <text:p>-1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AVERAGE([.C15:.C19])" office:value-type="float" office:value="0.121666666666667" calcext:value-type="float">
            <text:p>0.122</text:p>
          </table:table-cell>
          <table:table-cell table:formula="of:=AVERAGE([.F19:.Q19])" office:value-type="float" office:value="-0.416666666666667" calcext:value-type="float">
            <text:p>-0.417</text:p>
          </table:table-cell>
          <table:table-cell table:formula="of:=AVERAGE([.E15:.E19])" office:value-type="float" office:value="4.09950244070348" calcext:value-type="float">
            <text:p>4.100</text:p>
          </table:table-cell>
          <table:table-cell table:formula="of:=STDEV([.F19:.Q19])" office:value-type="float" office:value="3.52028752269246" calcext:value-type="float">
            <text:p>3.520</text:p>
          </table:table-cell>
          <table:table-cell office:value-type="float" office:value="-2.9" calcext:value-type="float">
            <text:p>-2.9</text:p>
          </table:table-cell>
          <table:table-cell office:value-type="float" office:value="-5.9" calcext:value-type="float">
            <text:p>-5.9</text:p>
          </table:table-cell>
          <table:table-cell office:value-type="float" office:value="-3.1" calcext:value-type="float">
            <text:p>-3.1</text:p>
          </table:table-cell>
          <table:table-cell office:value-type="float" office:value="-3.6" calcext:value-type="float">
            <text:p>-3.6</text:p>
          </table:table-cell>
          <table:table-cell office:value-type="float" office:value="-1.9" calcext:value-type="float">
            <text:p>-1.9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AVERAGE([.C16:.C20])" office:value-type="float" office:value="-0.0383333333333334" calcext:value-type="float">
            <text:p>-0.038</text:p>
          </table:table-cell>
          <table:table-cell table:formula="of:=AVERAGE([.F20:.Q20])" office:value-type="float" office:value="-0.9" calcext:value-type="float">
            <text:p>-0.900</text:p>
          </table:table-cell>
          <table:table-cell table:formula="of:=AVERAGE([.E16:.E20])" office:value-type="float" office:value="4.26703317294936" calcext:value-type="float">
            <text:p>4.267</text:p>
          </table:table-cell>
          <table:table-cell table:formula="of:=STDEV([.F20:.Q20])" office:value-type="float" office:value="4.8066242170193" calcext:value-type="float">
            <text:p>4.807</text:p>
          </table:table-cell>
          <table:table-cell office:value-type="float" office:value="-7.1" calcext:value-type="float">
            <text:p>-7.1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AVERAGE([.C17:.C21])" office:value-type="float" office:value="-0.0233333333333333" calcext:value-type="float">
            <text:p>-0.023</text:p>
          </table:table-cell>
          <table:table-cell table:formula="of:=AVERAGE([.F21:.Q21])" office:value-type="float" office:value="-0.0583333333333332" calcext:value-type="float">
            <text:p>-0.058</text:p>
          </table:table-cell>
          <table:table-cell table:formula="of:=AVERAGE([.E17:.E21])" office:value-type="float" office:value="4.28883326622732" calcext:value-type="float">
            <text:p>4.289</text:p>
          </table:table-cell>
          <table:table-cell table:formula="of:=STDEV([.F21:.Q21])" office:value-type="float" office:value="3.89205679051656" calcext:value-type="float">
            <text:p>3.892</text:p>
          </table:table-cell>
          <table:table-cell office:value-type="float" office:value="-0.9" calcext:value-type="float">
            <text:p>-0.9</text:p>
          </table:table-cell>
          <table:table-cell office:value-type="float" office:value="-6.1" calcext:value-type="float">
            <text:p>-6.1</text:p>
          </table:table-cell>
          <table:table-cell office:value-type="float" office:value="-6.8" calcext:value-type="float">
            <text:p>-6.8</text:p>
          </table:table-cell>
          <table:table-cell office:value-type="float" office:value="-1.3" calcext:value-type="float">
            <text:p>-1.3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AVERAGE([.C18:.C22])" office:value-type="float" office:value="-0.0883333333333333" calcext:value-type="float">
            <text:p>-0.088</text:p>
          </table:table-cell>
          <table:table-cell table:formula="of:=AVERAGE([.F22:.Q22])" office:value-type="float" office:value="0.408333333333333" calcext:value-type="float">
            <text:p>0.408</text:p>
          </table:table-cell>
          <table:table-cell table:formula="of:=AVERAGE([.E18:.E22])" office:value-type="float" office:value="4.30746481878179" calcext:value-type="float">
            <text:p>4.307</text:p>
          </table:table-cell>
          <table:table-cell table:formula="of:=STDEV([.F22:.Q22])" office:value-type="float" office:value="4.22448670003681" calcext:value-type="float">
            <text:p>4.224</text:p>
          </table:table-cell>
          <table:table-cell office:value-type="float" office:value="-5.1" calcext:value-type="float">
            <text:p>-5.1</text:p>
          </table:table-cell>
          <table:table-cell office:value-type="float" office:value="-3.4" calcext:value-type="float">
            <text:p>-3.4</text:p>
          </table:table-cell>
          <table:table-cell office:value-type="float" office:value="-5.9" calcext:value-type="float">
            <text:p>-5.9</text:p>
          </table:table-cell>
          <table:table-cell office:value-type="float" office:value="-4.2" calcext:value-type="float">
            <text:p>-4.2</text:p>
          </table:table-cell>
          <table:table-cell office:value-type="float" office:value="-1.5" calcext:value-type="float">
            <text:p>-1.5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AVERAGE([.C19:.C23])" office:value-type="float" office:value="-0.153333333333333" calcext:value-type="float">
            <text:p>-0.153</text:p>
          </table:table-cell>
          <table:table-cell table:formula="of:=AVERAGE([.F23:.Q23])" office:value-type="float" office:value="0.2" calcext:value-type="float">
            <text:p>0.200</text:p>
          </table:table-cell>
          <table:table-cell table:formula="of:=AVERAGE([.E19:.E23])" office:value-type="float" office:value="4.11101590997128" calcext:value-type="float">
            <text:p>4.111</text:p>
          </table:table-cell>
          <table:table-cell table:formula="of:=STDEV([.F23:.Q23])" office:value-type="float" office:value="4.11162431959129" calcext:value-type="float">
            <text:p>4.112</text:p>
          </table:table-cell>
          <table:table-cell office:value-type="float" office:value="-2.6" calcext:value-type="float">
            <text:p>-2.6</text:p>
          </table:table-cell>
          <table:table-cell office:value-type="float" office:value="-3.3" calcext:value-type="float">
            <text:p>-3.3</text:p>
          </table:table-cell>
          <table:table-cell office:value-type="float" office:value="-1.4" calcext:value-type="float">
            <text:p>-1.4</text:p>
          </table:table-cell>
          <table:table-cell office:value-type="float" office:value="-3.2" calcext:value-type="float">
            <text:p>-3.2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-3.7" calcext:value-type="float">
            <text:p>-3.7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AVERAGE([.C20:.C24])" office:value-type="float" office:value="-0.161666666666667" calcext:value-type="float">
            <text:p>-0.162</text:p>
          </table:table-cell>
          <table:table-cell table:formula="of:=AVERAGE([.F24:.Q24])" office:value-type="float" office:value="-0.458333333333334" calcext:value-type="float">
            <text:p>-0.458</text:p>
          </table:table-cell>
          <table:table-cell table:formula="of:=AVERAGE([.E20:.E24])" office:value-type="float" office:value="4.23318568357817" calcext:value-type="float">
            <text:p>4.233</text:p>
          </table:table-cell>
          <table:table-cell table:formula="of:=STDEV([.F24:.Q24])" office:value-type="float" office:value="4.13113639072688" calcext:value-type="float">
            <text:p>4.131</text:p>
          </table:table-cell>
          <table:table-cell office:value-type="float" office:value="-3.1" calcext:value-type="float">
            <text:p>-3.1</text:p>
          </table:table-cell>
          <table:table-cell office:value-type="float" office:value="-7.2" calcext:value-type="float">
            <text:p>-7.2</text:p>
          </table:table-cell>
          <table:table-cell office:value-type="float" office:value="-4.9" calcext:value-type="float">
            <text:p>-4.9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AVERAGE([.C21:.C25])" office:value-type="float" office:value="-0.146666666666667" calcext:value-type="float">
            <text:p>-0.147</text:p>
          </table:table-cell>
          <table:table-cell table:formula="of:=AVERAGE([.F25:.Q25])" office:value-type="float" office:value="-0.825" calcext:value-type="float">
            <text:p>-0.825</text:p>
          </table:table-cell>
          <table:table-cell table:formula="of:=AVERAGE([.E21:.E25])" office:value-type="float" office:value="4.20657032348012" calcext:value-type="float">
            <text:p>4.207</text:p>
          </table:table-cell>
          <table:table-cell table:formula="of:=STDEV([.F25:.Q25])" office:value-type="float" office:value="4.67354741652906" calcext:value-type="float">
            <text:p>4.674</text:p>
          </table:table-cell>
          <table:table-cell office:value-type="float" office:value="-7.5" calcext:value-type="float">
            <text:p>-7.5</text:p>
          </table:table-cell>
          <table:table-cell office:value-type="float" office:value="-8.5" calcext:value-type="float">
            <text:p>-8.5</text:p>
          </table:table-cell>
          <table:table-cell office:value-type="float" office:value="-3.5" calcext:value-type="float">
            <text:p>-3.5</text:p>
          </table:table-cell>
          <table:table-cell office:value-type="float" office:value="-2.8" calcext:value-type="float">
            <text:p>-2.8</text:p>
          </table:table-cell>
          <table:table-cell office:value-type="float" office:value="-1.3" calcext:value-type="float">
            <text:p>-1.3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AVERAGE([.C22:.C26])" office:value-type="float" office:value="-0.563333333333333" calcext:value-type="float">
            <text:p>-0.563</text:p>
          </table:table-cell>
          <table:table-cell table:formula="of:=AVERAGE([.F26:.Q26])" office:value-type="float" office:value="-2.14166666666667" calcext:value-type="float">
            <text:p>-2.142</text:p>
          </table:table-cell>
          <table:table-cell table:formula="of:=AVERAGE([.E22:.E26])" office:value-type="float" office:value="4.47521399851702" calcext:value-type="float">
            <text:p>4.475</text:p>
          </table:table-cell>
          <table:table-cell table:formula="of:=STDEV([.F26:.Q26])" office:value-type="float" office:value="5.23527516570104" calcext:value-type="float">
            <text:p>5.235</text:p>
          </table:table-cell>
          <table:table-cell office:value-type="float" office:value="-3.1" calcext:value-type="float">
            <text:p>-3.1</text:p>
          </table:table-cell>
          <table:table-cell office:value-type="float" office:value="-10.3" calcext:value-type="float">
            <text:p>-10.3</text:p>
          </table:table-cell>
          <table:table-cell office:value-type="float" office:value="-8.6" calcext:value-type="float">
            <text:p>-8.6</text:p>
          </table:table-cell>
          <table:table-cell office:value-type="float" office:value="-7.3" calcext:value-type="float">
            <text:p>-7.3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-3.1" calcext:value-type="float">
            <text:p>-3.1</text:p>
          </table:table-cell>
          <table:table-cell office:value-type="float" office:value="-5.7" calcext:value-type="float">
            <text:p>-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AVERAGE([.C23:.C27])" office:value-type="float" office:value="-1.13166666666667" calcext:value-type="float">
            <text:p>-1.132</text:p>
          </table:table-cell>
          <table:table-cell table:formula="of:=AVERAGE([.F27:.Q27])" office:value-type="float" office:value="-2.43333333333333" calcext:value-type="float">
            <text:p>-2.433</text:p>
          </table:table-cell>
          <table:table-cell table:formula="of:=AVERAGE([.E23:.E27])" office:value-type="float" office:value="4.67906771947636" calcext:value-type="float">
            <text:p>4.679</text:p>
          </table:table-cell>
          <table:table-cell table:formula="of:=STDEV([.F27:.Q27])" office:value-type="float" office:value="5.24375530483352" calcext:value-type="float">
            <text:p>5.244</text:p>
          </table:table-cell>
          <table:table-cell office:value-type="float" office:value="-7.6" calcext:value-type="float">
            <text:p>-7.6</text:p>
          </table:table-cell>
          <table:table-cell office:value-type="float" office:value="-14.5" calcext:value-type="float">
            <text:p>-14.5</text:p>
          </table:table-cell>
          <table:table-cell office:value-type="float" office:value="-5.5" calcext:value-type="float">
            <text:p>-5.5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AVERAGE([.C24:.C28])" office:value-type="float" office:value="-1.37" calcext:value-type="float">
            <text:p>-1.370</text:p>
          </table:table-cell>
          <table:table-cell table:formula="of:=AVERAGE([.F28:.Q28])" office:value-type="float" office:value="-0.991666666666667" calcext:value-type="float">
            <text:p>-0.992</text:p>
          </table:table-cell>
          <table:table-cell table:formula="of:=AVERAGE([.E24:.E28])" office:value-type="float" office:value="4.69991687332811" calcext:value-type="float">
            <text:p>4.700</text:p>
          </table:table-cell>
          <table:table-cell table:formula="of:=STDEV([.F28:.Q28])" office:value-type="float" office:value="4.21587008885006" calcext:value-type="float">
            <text:p>4.216</text:p>
          </table:table-cell>
          <table:table-cell office:value-type="float" office:value="-6.8" calcext:value-type="float">
            <text:p>-6.8</text:p>
          </table:table-cell>
          <table:table-cell office:value-type="float" office:value="-5.3" calcext:value-type="float">
            <text:p>-5.3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AVERAGE([.C25:.C29])" office:value-type="float" office:value="-1.29833333333333" calcext:value-type="float">
            <text:p>-1.298</text:p>
          </table:table-cell>
          <table:table-cell table:formula="of:=AVERAGE([.F29:.Q29])" office:value-type="float" office:value="-0.1" calcext:value-type="float">
            <text:p>-0.100</text:p>
          </table:table-cell>
          <table:table-cell table:formula="of:=AVERAGE([.E25:.E29])" office:value-type="float" office:value="4.69512957251744" calcext:value-type="float">
            <text:p>4.695</text:p>
          </table:table-cell>
          <table:table-cell table:formula="of:=STDEV([.F29:.Q29])" office:value-type="float" office:value="4.10719988667351" calcext:value-type="float">
            <text:p>4.107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-5.3" calcext:value-type="float">
            <text:p>-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AVERAGE([.C26:.C30])" office:value-type="float" office:value="-1.035" calcext:value-type="float">
            <text:p>-1.035</text:p>
          </table:table-cell>
          <table:table-cell table:formula="of:=AVERAGE([.F30:.Q30])" office:value-type="float" office:value="0.491666666666666" calcext:value-type="float">
            <text:p>0.492</text:p>
          </table:table-cell>
          <table:table-cell table:formula="of:=AVERAGE([.E26:.E30])" office:value-type="float" office:value="4.59736076630272" calcext:value-type="float">
            <text:p>4.597</text:p>
          </table:table-cell>
          <table:table-cell table:formula="of:=STDEV([.F30:.Q30])" office:value-type="float" office:value="4.18470338545546" calcext:value-type="float">
            <text:p>4.185</text:p>
          </table:table-cell>
          <table:table-cell office:value-type="float" office:value="0.2" calcext:value-type="float">
            <text:p>0.2</text:p>
          </table:table-cell>
          <table:table-cell office:value-type="float" office:value="-6.3" calcext:value-type="float">
            <text:p>-6.3</text:p>
          </table:table-cell>
          <table:table-cell office:value-type="float" office:value="-4.8" calcext:value-type="float">
            <text:p>-4.8</text:p>
          </table:table-cell>
          <table:table-cell office:value-type="float" office:value="-3.9" calcext:value-type="float">
            <text:p>-3.9</text:p>
          </table:table-cell>
          <table:table-cell office:value-type="float" office:value="-0.9" calcext:value-type="float">
            <text:p>-0.9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AVERAGE([.C27:.C31])" office:value-type="float" office:value="-0.645" calcext:value-type="float">
            <text:p>-0.645</text:p>
          </table:table-cell>
          <table:table-cell table:formula="of:=AVERAGE([.F31:.Q31])" office:value-type="float" office:value="-0.191666666666666" calcext:value-type="float">
            <text:p>-0.192</text:p>
          </table:table-cell>
          <table:table-cell table:formula="of:=AVERAGE([.E27:.E31])" office:value-type="float" office:value="4.53323117501577" calcext:value-type="float">
            <text:p>4.533</text:p>
          </table:table-cell>
          <table:table-cell table:formula="of:=STDEV([.F31:.Q31])" office:value-type="float" office:value="4.91462720926629" calcext:value-type="float">
            <text:p>4.915</text:p>
          </table:table-cell>
          <table:table-cell office:value-type="float" office:value="1.2" calcext:value-type="float">
            <text:p>1.2</text:p>
          </table:table-cell>
          <table:table-cell office:value-type="float" office:value="-5.2" calcext:value-type="float">
            <text:p>-5.2</text:p>
          </table:table-cell>
          <table:table-cell office:value-type="float" office:value="-7.5" calcext:value-type="float">
            <text:p>-7.5</text:p>
          </table:table-cell>
          <table:table-cell office:value-type="float" office:value="-3.2" calcext:value-type="float">
            <text:p>-3.2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-3.3" calcext:value-type="float">
            <text:p>-3.3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AVERAGE([.C28:.C32])" office:value-type="float" office:value="-0.398333333333333" calcext:value-type="float">
            <text:p>-0.398</text:p>
          </table:table-cell>
          <table:table-cell table:formula="of:=AVERAGE([.F32:.Q32])" office:value-type="float" office:value="-1.2" calcext:value-type="float">
            <text:p>-1.200</text:p>
          </table:table-cell>
          <table:table-cell table:formula="of:=AVERAGE([.E28:.E32])" office:value-type="float" office:value="4.23169311763457" calcext:value-type="float">
            <text:p>4.232</text:p>
          </table:table-cell>
          <table:table-cell table:formula="of:=STDEV([.F32:.Q32])" office:value-type="float" office:value="3.73606501792753" calcext:value-type="float">
            <text:p>3.736</text:p>
          </table:table-cell>
          <table:table-cell office:value-type="float" office:value="-7.9" calcext:value-type="float">
            <text:p>-7.9</text:p>
          </table:table-cell>
          <table:table-cell office:value-type="float" office:value="-2" calcext:value-type="float">
            <text:p>-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AVERAGE([.C29:.C33])" office:value-type="float" office:value="-0.29" calcext:value-type="float">
            <text:p>-0.290</text:p>
          </table:table-cell>
          <table:table-cell table:formula="of:=AVERAGE([.F33:.Q33])" office:value-type="float" office:value="-0.45" calcext:value-type="float">
            <text:p>-0.450</text:p>
          </table:table-cell>
          <table:table-cell table:formula="of:=AVERAGE([.E29:.E33])" office:value-type="float" office:value="4.09770557361138" calcext:value-type="float">
            <text:p>4.098</text:p>
          </table:table-cell>
          <table:table-cell table:formula="of:=STDEV([.F33:.Q33])" office:value-type="float" office:value="3.54593236873412" calcext:value-type="float">
            <text:p>3.546</text:p>
          </table:table-cell>
          <table:table-cell office:value-type="float" office:value="-4.6" calcext:value-type="float">
            <text:p>-4.6</text:p>
          </table:table-cell>
          <table:table-cell office:value-type="float" office:value="-2.1" calcext:value-type="float">
            <text:p>-2.1</text:p>
          </table:table-cell>
          <table:table-cell office:value-type="float" office:value="-4.7" calcext:value-type="float">
            <text:p>-4.7</text:p>
          </table:table-cell>
          <table:table-cell office:value-type="float" office:value="-4.1" calcext:value-type="float">
            <text:p>-4.1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AVERAGE([.C30:.C34])" office:value-type="float" office:value="-0.183333333333333" calcext:value-type="float">
            <text:p>-0.183</text:p>
          </table:table-cell>
          <table:table-cell table:formula="of:=AVERAGE([.F34:.Q34])" office:value-type="float" office:value="0.433333333333333" calcext:value-type="float">
            <text:p>0.433</text:p>
          </table:table-cell>
          <table:table-cell table:formula="of:=AVERAGE([.E30:.E34])" office:value-type="float" office:value="4.05853889580282" calcext:value-type="float">
            <text:p>4.059</text:p>
          </table:table-cell>
          <table:table-cell table:formula="of:=STDEV([.F34:.Q34])" office:value-type="float" office:value="3.9113664976307" calcext:value-type="float">
            <text:p>3.911</text:p>
          </table:table-cell>
          <table:table-cell office:value-type="float" office:value="-0.2" calcext:value-type="float">
            <text:p>-0.2</text:p>
          </table:table-cell>
          <table:table-cell office:value-type="float" office:value="-3.9" calcext:value-type="float">
            <text:p>-3.9</text:p>
          </table:table-cell>
          <table:table-cell office:value-type="float" office:value="-4.4" calcext:value-type="float">
            <text:p>-4.4</text:p>
          </table:table-cell>
          <table:table-cell office:value-type="float" office:value="-2.7" calcext:value-type="float">
            <text:p>-2.7</text:p>
          </table:table-cell>
          <table:table-cell office:value-type="float" office:value="-0.5" calcext:value-type="float">
            <text:p>-0.5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AVERAGE([.C31:.C35])" office:value-type="float" office:value="-0.485" calcext:value-type="float">
            <text:p>-0.485</text:p>
          </table:table-cell>
          <table:table-cell table:formula="of:=AVERAGE([.F35:.Q35])" office:value-type="float" office:value="-1.01666666666667" calcext:value-type="float">
            <text:p>-1.017</text:p>
          </table:table-cell>
          <table:table-cell table:formula="of:=AVERAGE([.E31:.E35])" office:value-type="float" office:value="4.05384963760053" calcext:value-type="float">
            <text:p>4.054</text:p>
          </table:table-cell>
          <table:table-cell table:formula="of:=STDEV([.F35:.Q35])" office:value-type="float" office:value="4.16125709444401" calcext:value-type="float">
            <text:p>4.161</text:p>
          </table:table-cell>
          <table:table-cell office:value-type="float" office:value="-4.3" calcext:value-type="float">
            <text:p>-4.3</text:p>
          </table:table-cell>
          <table:table-cell office:value-type="float" office:value="-2.4" calcext:value-type="float">
            <text:p>-2.4</text:p>
          </table:table-cell>
          <table:table-cell office:value-type="float" office:value="-7.1" calcext:value-type="float">
            <text:p>-7.1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-3.9" calcext:value-type="float">
            <text:p>-3.9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AVERAGE([.C32:.C36])" office:value-type="float" office:value="-0.545" calcext:value-type="float">
            <text:p>-0.545</text:p>
          </table:table-cell>
          <table:table-cell table:formula="of:=AVERAGE([.F36:.Q36])" office:value-type="float" office:value="-0.491666666666667" calcext:value-type="float">
            <text:p>-0.492</text:p>
          </table:table-cell>
          <table:table-cell table:formula="of:=AVERAGE([.E32:.E36])" office:value-type="float" office:value="3.81131516535643" calcext:value-type="float">
            <text:p>3.811</text:p>
          </table:table-cell>
          <table:table-cell table:formula="of:=STDEV([.F36:.Q36])" office:value-type="float" office:value="3.70195484804579" calcext:value-type="float">
            <text:p>3.702</text:p>
          </table:table-cell>
          <table:table-cell office:value-type="float" office:value="-4.3" calcext:value-type="float">
            <text:p>-4.3</text:p>
          </table:table-cell>
          <table:table-cell office:value-type="float" office:value="-6" calcext:value-type="float">
            <text:p>-6</text:p>
          </table:table-cell>
          <table:table-cell office:value-type="float" office:value="-5.1" calcext:value-type="float">
            <text:p>-5.1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1.7" calcext:value-type="float">
            <text:p>-1.7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AVERAGE([.C33:.C37])" office:value-type="float" office:value="-0.305" calcext:value-type="float">
            <text:p>-0.305</text:p>
          </table:table-cell>
          <table:table-cell table:formula="of:=AVERAGE([.F37:.Q37])" office:value-type="float" office:value="0" calcext:value-type="float">
            <text:p>0.000</text:p>
          </table:table-cell>
          <table:table-cell table:formula="of:=AVERAGE([.E33:.E37])" office:value-type="float" office:value="4.03626002399851" calcext:value-type="float">
            <text:p>4.036</text:p>
          </table:table-cell>
          <table:table-cell table:formula="of:=STDEV([.F37:.Q37])" office:value-type="float" office:value="4.86078931113793" calcext:value-type="float">
            <text:p>4.861</text:p>
          </table:table-cell>
          <table:table-cell office:value-type="float" office:value="-5" calcext:value-type="float">
            <text:p>-5</text:p>
          </table:table-cell>
          <table:table-cell office:value-type="float" office:value="-5.7" calcext:value-type="float">
            <text:p>-5.7</text:p>
          </table:table-cell>
          <table:table-cell office:value-type="float" office:value="-6" calcext:value-type="float">
            <text:p>-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AVERAGE([.C34:.C38])" office:value-type="float" office:value="-0.338333333333333" calcext:value-type="float">
            <text:p>-0.338</text:p>
          </table:table-cell>
          <table:table-cell table:formula="of:=AVERAGE([.F38:.Q38])" office:value-type="float" office:value="-0.616666666666667" calcext:value-type="float">
            <text:p>-0.617</text:p>
          </table:table-cell>
          <table:table-cell table:formula="of:=AVERAGE([.E34:.E38])" office:value-type="float" office:value="4.12314724868251" calcext:value-type="float">
            <text:p>4.123</text:p>
          </table:table-cell>
          <table:table-cell table:formula="of:=STDEV([.F38:.Q38])" office:value-type="float" office:value="3.98036849215413" calcext:value-type="float">
            <text:p>3.980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office:value-type="float" office:value="-8.8" calcext:value-type="float">
            <text:p>-8.8</text:p>
          </table:table-cell>
          <table:table-cell office:value-type="float" office:value="-4.2" calcext:value-type="float">
            <text:p>-4.2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AVERAGE([.C35:.C39])" office:value-type="float" office:value="-0.718333333333333" calcext:value-type="float">
            <text:p>-0.718</text:p>
          </table:table-cell>
          <table:table-cell table:formula="of:=AVERAGE([.F39:.Q39])" office:value-type="float" office:value="-1.46666666666667" calcext:value-type="float">
            <text:p>-1.467</text:p>
          </table:table-cell>
          <table:table-cell table:formula="of:=AVERAGE([.E35:.E39])" office:value-type="float" office:value="4.27153679537585" calcext:value-type="float">
            <text:p>4.272</text:p>
          </table:table-cell>
          <table:table-cell table:formula="of:=STDEV([.F39:.Q39])" office:value-type="float" office:value="4.65331423109737" calcext:value-type="float">
            <text:p>4.653</text:p>
          </table:table-cell>
          <table:table-cell office:value-type="float" office:value="-7.1" calcext:value-type="float">
            <text:p>-7.1</text:p>
          </table:table-cell>
          <table:table-cell office:value-type="float" office:value="-7.7" calcext:value-type="float">
            <text:p>-7.7</text:p>
          </table:table-cell>
          <table:table-cell office:value-type="float" office:value="-6.6" calcext:value-type="float">
            <text:p>-6.6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-1.2" calcext:value-type="float">
            <text:p>-1.2</text:p>
          </table:table-cell>
          <table:table-cell office:value-type="float" office:value="-2.1" calcext:value-type="float">
            <text:p>-2.1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AVERAGE([.C36:.C40])" office:value-type="float" office:value="-0.61" calcext:value-type="float">
            <text:p>-0.610</text:p>
          </table:table-cell>
          <table:table-cell table:formula="of:=AVERAGE([.F40:.Q40])" office:value-type="float" office:value="-0.475" calcext:value-type="float">
            <text:p>-0.475</text:p>
          </table:table-cell>
          <table:table-cell table:formula="of:=AVERAGE([.E36:.E40])" office:value-type="float" office:value="4.06201397635292" calcext:value-type="float">
            <text:p>4.062</text:p>
          </table:table-cell>
          <table:table-cell table:formula="of:=STDEV([.F40:.Q40])" office:value-type="float" office:value="3.11364299932936" calcext:value-type="float">
            <text:p>3.114</text:p>
          </table:table-cell>
          <table:table-cell office:value-type="float" office:value="-4.9" calcext:value-type="float">
            <text:p>-4.9</text:p>
          </table:table-cell>
          <table:table-cell office:value-type="float" office:value="-3.9" calcext:value-type="float">
            <text:p>-3.9</text:p>
          </table:table-cell>
          <table:table-cell office:value-type="float" office:value="-2.7" calcext:value-type="float">
            <text:p>-2.7</text:p>
          </table:table-cell>
          <table:table-cell office:value-type="float" office:value="-4.5" calcext:value-type="float">
            <text:p>-4.5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AVERAGE([.C37:.C41])" office:value-type="float" office:value="-0.501666666666667" calcext:value-type="float">
            <text:p>-0.502</text:p>
          </table:table-cell>
          <table:table-cell table:formula="of:=AVERAGE([.F41:.Q41])" office:value-type="float" office:value="0.05" calcext:value-type="float">
            <text:p>0.050</text:p>
          </table:table-cell>
          <table:table-cell table:formula="of:=AVERAGE([.E37:.E41])" office:value-type="float" office:value="3.91983245622993" calcext:value-type="float">
            <text:p>3.920</text:p>
          </table:table-cell>
          <table:table-cell table:formula="of:=STDEV([.F41:.Q41])" office:value-type="float" office:value="2.99104724743085" calcext:value-type="float">
            <text:p>2.991</text:p>
          </table:table-cell>
          <table:table-cell office:value-type="float" office:value="-1" calcext:value-type="float">
            <text:p>-1</text:p>
          </table:table-cell>
          <table:table-cell office:value-type="float" office:value="-3.3" calcext:value-type="float">
            <text:p>-3.3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AVERAGE([.C38:.C42])" office:value-type="float" office:value="-0.465" calcext:value-type="float">
            <text:p>-0.465</text:p>
          </table:table-cell>
          <table:table-cell table:formula="of:=AVERAGE([.F42:.Q42])" office:value-type="float" office:value="0.183333333333333" calcext:value-type="float">
            <text:p>0.183</text:p>
          </table:table-cell>
          <table:table-cell table:formula="of:=AVERAGE([.E38:.E42])" office:value-type="float" office:value="3.65723698581774" calcext:value-type="float">
            <text:p>3.657</text:p>
          </table:table-cell>
          <table:table-cell table:formula="of:=STDEV([.F42:.Q42])" office:value-type="float" office:value="3.54781195907699" calcext:value-type="float">
            <text:p>3.548</text:p>
          </table:table-cell>
          <table:table-cell office:value-type="float" office:value="-2.6" calcext:value-type="float">
            <text:p>-2.6</text:p>
          </table:table-cell>
          <table:table-cell office:value-type="float" office:value="-4.8" calcext:value-type="float">
            <text:p>-4.8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3" calcext:value-type="float">
            <text:p>-0.3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-0.7" calcext:value-type="float">
            <text:p>-0.7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AVERAGE([.C39:.C43])" office:value-type="float" office:value="-0.481666666666667" calcext:value-type="float">
            <text:p>-0.482</text:p>
          </table:table-cell>
          <table:table-cell table:formula="of:=AVERAGE([.F43:.Q43])" office:value-type="float" office:value="-0.7" calcext:value-type="float">
            <text:p>-0.700</text:p>
          </table:table-cell>
          <table:table-cell table:formula="of:=AVERAGE([.E39:.E43])" office:value-type="float" office:value="3.65031703436125" calcext:value-type="float">
            <text:p>3.650</text:p>
          </table:table-cell>
          <table:table-cell table:formula="of:=STDEV([.F43:.Q43])" office:value-type="float" office:value="3.94576873487169" calcext:value-type="float">
            <text:p>3.946</text:p>
          </table:table-cell>
          <table:table-cell office:value-type="float" office:value="-6.5" calcext:value-type="float">
            <text:p>-6.5</text:p>
          </table:table-cell>
          <table:table-cell office:value-type="float" office:value="-5.4" calcext:value-type="float">
            <text:p>-5.4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1.6" calcext:value-type="float">
            <text:p>-1.6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AVERAGE([.C40:.C44])" office:value-type="float" office:value="-0.0516666666666666" calcext:value-type="float">
            <text:p>-0.052</text:p>
          </table:table-cell>
          <table:table-cell table:formula="of:=AVERAGE([.F44:.Q44])" office:value-type="float" office:value="0.683333333333333" calcext:value-type="float">
            <text:p>0.683</text:p>
          </table:table-cell>
          <table:table-cell table:formula="of:=AVERAGE([.E40:.E44])" office:value-type="float" office:value="3.42947277358627" calcext:value-type="float">
            <text:p>3.429</text:p>
          </table:table-cell>
          <table:table-cell table:formula="of:=STDEV([.F44:.Q44])" office:value-type="float" office:value="3.54909292722248" calcext:value-type="float">
            <text:p>3.549</text:p>
          </table:table-cell>
          <table:table-cell office:value-type="float" office:value="-2.5" calcext:value-type="float">
            <text:p>-2.5</text:p>
          </table:table-cell>
          <table:table-cell office:value-type="float" office:value="-5.1" calcext:value-type="float">
            <text:p>-5.1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AVERAGE([.C41:.C45])" office:value-type="float" office:value="-0.0183333333333333" calcext:value-type="float">
            <text:p>-0.018</text:p>
          </table:table-cell>
          <table:table-cell table:formula="of:=AVERAGE([.F45:.Q45])" office:value-type="float" office:value="-0.308333333333333" calcext:value-type="float">
            <text:p>-0.308</text:p>
          </table:table-cell>
          <table:table-cell table:formula="of:=AVERAGE([.E41:.E45])" office:value-type="float" office:value="3.73192556461659" calcext:value-type="float">
            <text:p>3.732</text:p>
          </table:table-cell>
          <table:table-cell table:formula="of:=STDEV([.F45:.Q45])" office:value-type="float" office:value="4.62590695448094" calcext:value-type="float">
            <text:p>4.626</text:p>
          </table:table-cell>
          <table:table-cell office:value-type="float" office:value="-2.1" calcext:value-type="float">
            <text:p>-2.1</text:p>
          </table:table-cell>
          <table:table-cell office:value-type="float" office:value="-3.7" calcext:value-type="float">
            <text:p>-3.7</text:p>
          </table:table-cell>
          <table:table-cell office:value-type="float" office:value="-6.9" calcext:value-type="float">
            <text:p>-6.9</text:p>
          </table:table-cell>
          <table:table-cell office:value-type="float" office:value="-5.7" calcext:value-type="float">
            <text:p>-5.7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-1.4" calcext:value-type="float">
            <text:p>-1.4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AVERAGE([.C42:.C46])" office:value-type="float" office:value="-0.208333333333333" calcext:value-type="float">
            <text:p>-0.208</text:p>
          </table:table-cell>
          <table:table-cell table:formula="of:=AVERAGE([.F46:.Q46])" office:value-type="float" office:value="-0.9" calcext:value-type="float">
            <text:p>-0.900</text:p>
          </table:table-cell>
          <table:table-cell table:formula="of:=AVERAGE([.E42:.E46])" office:value-type="float" office:value="3.89452907745188" calcext:value-type="float">
            <text:p>3.895</text:p>
          </table:table-cell>
          <table:table-cell table:formula="of:=STDEV([.F46:.Q46])" office:value-type="float" office:value="3.80406481160733" calcext:value-type="float">
            <text:p>3.804</text:p>
          </table:table-cell>
          <table:table-cell office:value-type="float" office:value="-2.8" calcext:value-type="float">
            <text:p>-2.8</text:p>
          </table:table-cell>
          <table:table-cell office:value-type="float" office:value="-4.5" calcext:value-type="float">
            <text:p>-4.5</text:p>
          </table:table-cell>
          <table:table-cell office:value-type="float" office:value="-7.2" calcext:value-type="float">
            <text:p>-7.2</text:p>
          </table:table-cell>
          <table:table-cell office:value-type="float" office:value="-3.1" calcext:value-type="float">
            <text:p>-3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-1.9" calcext:value-type="float">
            <text:p>-1.9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AVERAGE([.C43:.C47])" office:value-type="float" office:value="-0.485" calcext:value-type="float">
            <text:p>-0.485</text:p>
          </table:table-cell>
          <table:table-cell table:formula="of:=AVERAGE([.F47:.Q47])" office:value-type="float" office:value="-1.2" calcext:value-type="float">
            <text:p>-1.200</text:p>
          </table:table-cell>
          <table:table-cell table:formula="of:=AVERAGE([.E43:.E47])" office:value-type="float" office:value="4.17215737367272" calcext:value-type="float">
            <text:p>4.172</text:p>
          </table:table-cell>
          <table:table-cell table:formula="of:=STDEV([.F47:.Q47])" office:value-type="float" office:value="4.93595344018117" calcext:value-type="float">
            <text:p>4.936</text:p>
          </table:table-cell>
          <table:table-cell office:value-type="float" office:value="-6.7" calcext:value-type="float">
            <text:p>-6.7</text:p>
          </table:table-cell>
          <table:table-cell office:value-type="float" office:value="-11.6" calcext:value-type="float">
            <text:p>-11.6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-2.8" calcext:value-type="float">
            <text:p>-2.8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AVERAGE([.C44:.C48])" office:value-type="float" office:value="-0.636666666666667" calcext:value-type="float">
            <text:p>-0.637</text:p>
          </table:table-cell>
          <table:table-cell table:formula="of:=AVERAGE([.F48:.Q48])" office:value-type="float" office:value="-1.45833333333333" calcext:value-type="float">
            <text:p>-1.458</text:p>
          </table:table-cell>
          <table:table-cell table:formula="of:=AVERAGE([.E44:.E48])" office:value-type="float" office:value="4.13135737549192" calcext:value-type="float">
            <text:p>4.131</text:p>
          </table:table-cell>
          <table:table-cell table:formula="of:=STDEV([.F48:.Q48])" office:value-type="float" office:value="3.74176874396766" calcext:value-type="float">
            <text:p>3.742</text:p>
          </table:table-cell>
          <table:table-cell office:value-type="float" office:value="-5.2" calcext:value-type="float">
            <text:p>-5.2</text:p>
          </table:table-cell>
          <table:table-cell office:value-type="float" office:value="-5.7" calcext:value-type="float">
            <text:p>-5.7</text:p>
          </table:table-cell>
          <table:table-cell office:value-type="float" office:value="-1.6" calcext:value-type="float">
            <text:p>-1.6</text:p>
          </table:table-cell>
          <table:table-cell office:value-type="float" office:value="-2.3" calcext:value-type="float">
            <text:p>-2.3</text:p>
          </table:table-cell>
          <table:table-cell office:value-type="float" office:value="-1.1" calcext:value-type="float">
            <text:p>-1.1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5.9" calcext:value-type="float">
            <text:p>-5.9</text:p>
          </table:table-cell>
          <table:table-cell office:value-type="float" office:value="-6.4" calcext:value-type="float">
            <text:p>-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AVERAGE([.C45:.C49])" office:value-type="float" office:value="-1.12666666666667" calcext:value-type="float">
            <text:p>-1.127</text:p>
          </table:table-cell>
          <table:table-cell table:formula="of:=AVERAGE([.F49:.Q49])" office:value-type="float" office:value="-1.76666666666667" calcext:value-type="float">
            <text:p>-1.767</text:p>
          </table:table-cell>
          <table:table-cell table:formula="of:=AVERAGE([.E45:.E49])" office:value-type="float" office:value="4.4227864965102" calcext:value-type="float">
            <text:p>4.423</text:p>
          </table:table-cell>
          <table:table-cell table:formula="of:=STDEV([.F49:.Q49])" office:value-type="float" office:value="5.00623853231388" calcext:value-type="float">
            <text:p>5.006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11" calcext:value-type="float">
            <text:p>-11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-3.2" calcext:value-type="float">
            <text:p>-3.2</text:p>
          </table:table-cell>
          <table:table-cell office:value-type="float" office:value="-7.6" calcext:value-type="float">
            <text:p>-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AVERAGE([.C46:.C50])" office:value-type="float" office:value="-1.50666666666667" calcext:value-type="float">
            <text:p>-1.507</text:p>
          </table:table-cell>
          <table:table-cell table:formula="of:=AVERAGE([.F50:.Q50])" office:value-type="float" office:value="-2.20833333333333" calcext:value-type="float">
            <text:p>-2.208</text:p>
          </table:table-cell>
          <table:table-cell table:formula="of:=AVERAGE([.E46:.E50])" office:value-type="float" office:value="4.54909611048915" calcext:value-type="float">
            <text:p>4.549</text:p>
          </table:table-cell>
          <table:table-cell table:formula="of:=STDEV([.F50:.Q50])" office:value-type="float" office:value="5.2574550243757" calcext:value-type="float">
            <text:p>5.257</text:p>
          </table:table-cell>
          <table:table-cell office:value-type="float" office:value="-11.1" calcext:value-type="float">
            <text:p>-11.1</text:p>
          </table:table-cell>
          <table:table-cell office:value-type="float" office:value="-8.9" calcext:value-type="float">
            <text:p>-8.9</text:p>
          </table:table-cell>
          <table:table-cell office:value-type="float" office:value="-8.7" calcext:value-type="float">
            <text:p>-8.7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AVERAGE([.C47:.C51])" office:value-type="float" office:value="-1.81166666666667" calcext:value-type="float">
            <text:p>-1.812</text:p>
          </table:table-cell>
          <table:table-cell table:formula="of:=AVERAGE([.F51:.Q51])" office:value-type="float" office:value="-2.425" calcext:value-type="float">
            <text:p>-2.425</text:p>
          </table:table-cell>
          <table:table-cell table:formula="of:=AVERAGE([.E47:.E51])" office:value-type="float" office:value="4.68043580530455" calcext:value-type="float">
            <text:p>4.680</text:p>
          </table:table-cell>
          <table:table-cell table:formula="of:=STDEV([.F51:.Q51])" office:value-type="float" office:value="4.46076328568431" calcext:value-type="float">
            <text:p>4.461</text:p>
          </table:table-cell>
          <table:table-cell office:value-type="float" office:value="-7.9" calcext:value-type="float">
            <text:p>-7.9</text:p>
          </table:table-cell>
          <table:table-cell office:value-type="float" office:value="-3.8" calcext:value-type="float">
            <text:p>-3.8</text:p>
          </table:table-cell>
          <table:table-cell office:value-type="float" office:value="-9.2" calcext:value-type="float">
            <text:p>-9.2</text:p>
          </table:table-cell>
          <table:table-cell office:value-type="float" office:value="-4.3" calcext:value-type="float">
            <text:p>-4.3</text:p>
          </table:table-cell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AVERAGE([.C48:.C52])" office:value-type="float" office:value="-2.385" calcext:value-type="float">
            <text:p>-2.385</text:p>
          </table:table-cell>
          <table:table-cell table:formula="of:=AVERAGE([.F52:.Q52])" office:value-type="float" office:value="-4.06666666666667" calcext:value-type="float">
            <text:p>-4.067</text:p>
          </table:table-cell>
          <table:table-cell table:formula="of:=AVERAGE([.E48:.E52])" office:value-type="float" office:value="4.8413766692283" calcext:value-type="float">
            <text:p>4.841</text:p>
          </table:table-cell>
          <table:table-cell table:formula="of:=STDEV([.F52:.Q52])" office:value-type="float" office:value="5.74065775979996" calcext:value-type="float">
            <text:p>5.741</text:p>
          </table:table-cell>
          <table:table-cell office:value-type="float" office:value="-9.6" calcext:value-type="float">
            <text:p>-9.6</text:p>
          </table:table-cell>
          <table:table-cell office:value-type="float" office:value="-12.3" calcext:value-type="float">
            <text:p>-12.3</text:p>
          </table:table-cell>
          <table:table-cell office:value-type="float" office:value="-13.4" calcext:value-type="float">
            <text:p>-13.4</text:p>
          </table:table-cell>
          <table:table-cell office:value-type="float" office:value="-5.1" calcext:value-type="float">
            <text:p>-5.1</text:p>
          </table:table-cell>
          <table:table-cell office:value-type="float" office:value="-3.1" calcext:value-type="float">
            <text:p>-3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-3.5" calcext:value-type="float">
            <text:p>-3.5</text:p>
          </table:table-cell>
          <table:table-cell office:value-type="float" office:value="-1.7" calcext:value-type="float">
            <text:p>-1.7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AVERAGE([.C49:.C53])" office:value-type="float" office:value="-2.71" calcext:value-type="float">
            <text:p>-2.710</text:p>
          </table:table-cell>
          <table:table-cell table:formula="of:=AVERAGE([.F53:.Q53])" office:value-type="float" office:value="-3.08333333333333" calcext:value-type="float">
            <text:p>-3.083</text:p>
          </table:table-cell>
          <table:table-cell table:formula="of:=AVERAGE([.E49:.E53])" office:value-type="float" office:value="5.34568070097641" calcext:value-type="float">
            <text:p>5.346</text:p>
          </table:table-cell>
          <table:table-cell table:formula="of:=STDEV([.F53:.Q53])" office:value-type="float" office:value="6.26328890270821" calcext:value-type="float">
            <text:p>6.263</text:p>
          </table:table-cell>
          <table:table-cell office:value-type="float" office:value="-9.7" calcext:value-type="float">
            <text:p>-9.7</text:p>
          </table:table-cell>
          <table:table-cell office:value-type="float" office:value="-12.4" calcext:value-type="float">
            <text:p>-12.4</text:p>
          </table:table-cell>
          <table:table-cell office:value-type="float" office:value="-9.7" calcext:value-type="float">
            <text:p>-9.7</text:p>
          </table:table-cell>
          <table:table-cell office:value-type="float" office:value="-5.2" calcext:value-type="float">
            <text:p>-5.2</text:p>
          </table:table-cell>
          <table:table-cell office:value-type="float" office:value="-1.1" calcext:value-type="float">
            <text:p>-1.1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-2.3" calcext:value-type="float">
            <text:p>-2.3</text:p>
          </table:table-cell>
          <table:table-cell office:value-type="float" office:value="-6.1" calcext:value-type="float">
            <text:p>-6.1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AVERAGE([.C50:.C54])" office:value-type="float" office:value="-2.65833333333333" calcext:value-type="float">
            <text:p>-2.658</text:p>
          </table:table-cell>
          <table:table-cell table:formula="of:=AVERAGE([.F54:.Q54])" office:value-type="float" office:value="-1.50833333333333" calcext:value-type="float">
            <text:p>-1.508</text:p>
          </table:table-cell>
          <table:table-cell table:formula="of:=AVERAGE([.E50:.E54])" office:value-type="float" office:value="5.24749680312532" calcext:value-type="float">
            <text:p>5.247</text:p>
          </table:table-cell>
          <table:table-cell table:formula="of:=STDEV([.F54:.Q54])" office:value-type="float" office:value="4.51531904305843" calcext:value-type="float">
            <text:p>4.515</text:p>
          </table:table-cell>
          <table:table-cell office:value-type="float" office:value="-3.1" calcext:value-type="float">
            <text:p>-3.1</text:p>
          </table:table-cell>
          <table:table-cell office:value-type="float" office:value="-8.8" calcext:value-type="float">
            <text:p>-8.8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.5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1.8" calcext:value-type="float">
            <text:p>-1.8</text:p>
          </table:table-cell>
          <table:table-cell office:value-type="float" office:value="-5.4" calcext:value-type="float">
            <text:p>-5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AVERAGE([.C51:.C55])" office:value-type="float" office:value="-2.72333333333333" calcext:value-type="float">
            <text:p>-2.723</text:p>
          </table:table-cell>
          <table:table-cell table:formula="of:=AVERAGE([.F55:.Q55])" office:value-type="float" office:value="-2.53333333333333" calcext:value-type="float">
            <text:p>-2.533</text:p>
          </table:table-cell>
          <table:table-cell table:formula="of:=AVERAGE([.E51:.E55])" office:value-type="float" office:value="5.21674824936856" calcext:value-type="float">
            <text:p>5.217</text:p>
          </table:table-cell>
          <table:table-cell table:formula="of:=STDEV([.F55:.Q55])" office:value-type="float" office:value="5.10371225559188" calcext:value-type="float">
            <text:p>5.104</text:p>
          </table:table-cell>
          <table:table-cell office:value-type="float" office:value="-10" calcext:value-type="float">
            <text:p>-10</text:p>
          </table:table-cell>
          <table:table-cell office:value-type="float" office:value="-4.9" calcext:value-type="float">
            <text:p>-4.9</text:p>
          </table:table-cell>
          <table:table-cell office:value-type="float" office:value="-7.4" calcext:value-type="float">
            <text:p>-7.4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-1.3" calcext:value-type="float">
            <text:p>-1.3</text:p>
          </table:table-cell>
          <table:table-cell office:value-type="float" office:value="-8.9" calcext:value-type="float">
            <text:p>-8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AVERAGE([.C52:.C56])" office:value-type="float" office:value="-2.31333333333333" calcext:value-type="float">
            <text:p>-2.313</text:p>
          </table:table-cell>
          <table:table-cell table:formula="of:=AVERAGE([.F56:.Q56])" office:value-type="float" office:value="-0.375" calcext:value-type="float">
            <text:p>-0.375</text:p>
          </table:table-cell>
          <table:table-cell table:formula="of:=AVERAGE([.E52:.E56])" office:value-type="float" office:value="5.0551308878758" calcext:value-type="float">
            <text:p>5.055</text:p>
          </table:table-cell>
          <table:table-cell table:formula="of:=STDEV([.F56:.Q56])" office:value-type="float" office:value="3.65267647822052" calcext:value-type="float">
            <text:p>3.653</text:p>
          </table:table-cell>
          <table:table-cell office:value-type="float" office:value="-1.1" calcext:value-type="float">
            <text:p>-1.1</text:p>
          </table:table-cell>
          <table:table-cell office:value-type="float" office:value="-6.2" calcext:value-type="float">
            <text:p>-6.2</text:p>
          </table:table-cell>
          <table:table-cell office:value-type="float" office:value="-5.1" calcext:value-type="float">
            <text:p>-5.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AVERAGE([.C53:.C57])" office:value-type="float" office:value="-1.99" calcext:value-type="float">
            <text:p>-1.990</text:p>
          </table:table-cell>
          <table:table-cell table:formula="of:=AVERAGE([.F57:.Q57])" office:value-type="float" office:value="-2.45" calcext:value-type="float">
            <text:p>-2.450</text:p>
          </table:table-cell>
          <table:table-cell table:formula="of:=AVERAGE([.E53:.E57])" office:value-type="float" office:value="5.03571542067761" calcext:value-type="float">
            <text:p>5.036</text:p>
          </table:table-cell>
          <table:table-cell table:formula="of:=STDEV([.F57:.Q57])" office:value-type="float" office:value="5.64358042380898" calcext:value-type="float">
            <text:p>5.644</text:p>
          </table:table-cell>
          <table:table-cell office:value-type="float" office:value="-1.9" calcext:value-type="float">
            <text:p>-1.9</text:p>
          </table:table-cell>
          <table:table-cell office:value-type="float" office:value="-12.6" calcext:value-type="float">
            <text:p>-12.6</text:p>
          </table:table-cell>
          <table:table-cell office:value-type="float" office:value="-6.4" calcext:value-type="float">
            <text:p>-6.4</text:p>
          </table:table-cell>
          <table:table-cell office:value-type="float" office:value="-7.4" calcext:value-type="float">
            <text:p>-7.4</text:p>
          </table:table-cell>
          <table:table-cell office:value-type="float" office:value="-0.9" calcext:value-type="float">
            <text:p>-0.9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1.2" calcext:value-type="float">
            <text:p>-1.2</text:p>
          </table:table-cell>
          <table:table-cell office:value-type="float" office:value="-7.5" calcext:value-type="float">
            <text:p>-7.5</text:p>
          </table:table-cell>
          <table:table-cell office:value-type="float" office:value="-6.6" calcext:value-type="float">
            <text:p>-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AVERAGE([.C54:.C58])" office:value-type="float" office:value="-1.315" calcext:value-type="float">
            <text:p>-1.315</text:p>
          </table:table-cell>
          <table:table-cell table:formula="of:=AVERAGE([.F58:.Q58])" office:value-type="float" office:value="0.291666666666667" calcext:value-type="float">
            <text:p>0.292</text:p>
          </table:table-cell>
          <table:table-cell table:formula="of:=AVERAGE([.E54:.E58])" office:value-type="float" office:value="4.4031724877589" calcext:value-type="float">
            <text:p>4.403</text:p>
          </table:table-cell>
          <table:table-cell table:formula="of:=STDEV([.F58:.Q58])" office:value-type="float" office:value="3.10057423811471" calcext:value-type="float">
            <text:p>3.101</text:p>
          </table:table-cell>
          <table:table-cell office:value-type="float" office:value="-1.4" calcext:value-type="float">
            <text:p>-1.4</text:p>
          </table:table-cell>
          <table:table-cell office:value-type="float" office:value="-3.9" calcext:value-type="float">
            <text:p>-3.9</text:p>
          </table:table-cell>
          <table:table-cell office:value-type="float" office:value="-1.3" calcext:value-type="float">
            <text:p>-1.3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AVERAGE([.C55:.C59])" office:value-type="float" office:value="-1.35833333333333" calcext:value-type="float">
            <text:p>-1.358</text:p>
          </table:table-cell>
          <table:table-cell table:formula="of:=AVERAGE([.F59:.Q59])" office:value-type="float" office:value="-1.725" calcext:value-type="float">
            <text:p>-1.725</text:p>
          </table:table-cell>
          <table:table-cell table:formula="of:=AVERAGE([.E55:.E59])" office:value-type="float" office:value="4.36922003303379" calcext:value-type="float">
            <text:p>4.369</text:p>
          </table:table-cell>
          <table:table-cell table:formula="of:=STDEV([.F59:.Q59])" office:value-type="float" office:value="4.34555676943285" calcext:value-type="float">
            <text:p>4.346</text:p>
          </table:table-cell>
          <table:table-cell office:value-type="float" office:value="-6.8" calcext:value-type="float">
            <text:p>-6.8</text:p>
          </table:table-cell>
          <table:table-cell office:value-type="float" office:value="-3.7" calcext:value-type="float">
            <text:p>-3.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.7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1.6" calcext:value-type="float">
            <text:p>-1.6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AVERAGE([.C56:.C60])" office:value-type="float" office:value="-0.876666666666667" calcext:value-type="float">
            <text:p>-0.877</text:p>
          </table:table-cell>
          <table:table-cell table:formula="of:=AVERAGE([.F60:.Q60])" office:value-type="float" office:value="-0.125" calcext:value-type="float">
            <text:p>-0.125</text:p>
          </table:table-cell>
          <table:table-cell table:formula="of:=AVERAGE([.E56:.E60])" office:value-type="float" office:value="4.12999708088695" calcext:value-type="float">
            <text:p>4.130</text:p>
          </table:table-cell>
          <table:table-cell table:formula="of:=STDEV([.F60:.Q60])" office:value-type="float" office:value="3.9075974948577" calcext:value-type="float">
            <text:p>3.908</text:p>
          </table:table-cell>
          <table:table-cell office:value-type="float" office:value="-6.6" calcext:value-type="float">
            <text:p>-6.6</text:p>
          </table:table-cell>
          <table:table-cell office:value-type="float" office:value="-2.6" calcext:value-type="float">
            <text:p>-2.6</text:p>
          </table:table-cell>
          <table:table-cell office:value-type="float" office:value="-1.5" calcext:value-type="float">
            <text:p>-1.5</text:p>
          </table:table-cell>
          <table:table-cell office:value-type="float" office:value="-4.4" calcext:value-type="float">
            <text:p>-4.4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AVERAGE([.C57:.C61])" office:value-type="float" office:value="-1.10666666666667" calcext:value-type="float">
            <text:p>-1.107</text:p>
          </table:table-cell>
          <table:table-cell table:formula="of:=AVERAGE([.F61:.Q61])" office:value-type="float" office:value="-1.525" calcext:value-type="float">
            <text:p>-1.525</text:p>
          </table:table-cell>
          <table:table-cell table:formula="of:=AVERAGE([.E57:.E61])" office:value-type="float" office:value="4.23447403338383" calcext:value-type="float">
            <text:p>4.234</text:p>
          </table:table-cell>
          <table:table-cell table:formula="of:=STDEV([.F61:.Q61])" office:value-type="float" office:value="4.1750612407049" calcext:value-type="float">
            <text:p>4.175</text:p>
          </table:table-cell>
          <table:table-cell office:value-type="float" office:value="-5.8" calcext:value-type="float">
            <text:p>-5.8</text:p>
          </table:table-cell>
          <table:table-cell office:value-type="float" office:value="-5.2" calcext:value-type="float">
            <text:p>-5.2</text:p>
          </table:table-cell>
          <table:table-cell office:value-type="float" office:value="-8.2" calcext:value-type="float">
            <text:p>-8.2</text:p>
          </table:table-cell>
          <table:table-cell office:value-type="float" office:value="-5.7" calcext:value-type="float">
            <text:p>-5.7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AVERAGE([.C58:.C62])" office:value-type="float" office:value="-0.95" calcext:value-type="float">
            <text:p>-0.950</text:p>
          </table:table-cell>
          <table:table-cell table:formula="of:=AVERAGE([.F62:.Q62])" office:value-type="float" office:value="-1.66666666666667" calcext:value-type="float">
            <text:p>-1.667</text:p>
          </table:table-cell>
          <table:table-cell table:formula="of:=AVERAGE([.E58:.E62])" office:value-type="float" office:value="4.08214584968049" calcext:value-type="float">
            <text:p>4.082</text:p>
          </table:table-cell>
          <table:table-cell table:formula="of:=STDEV([.F62:.Q62])" office:value-type="float" office:value="4.88193950529227" calcext:value-type="float">
            <text:p>4.882</text:p>
          </table:table-cell>
          <table:table-cell office:value-type="float" office:value="-6.9" calcext:value-type="float">
            <text:p>-6.9</text:p>
          </table:table-cell>
          <table:table-cell office:value-type="float" office:value="-9.5" calcext:value-type="float">
            <text:p>-9.5</text:p>
          </table:table-cell>
          <table:table-cell office:value-type="float" office:value="-5.5" calcext:value-type="float">
            <text:p>-5.5</text:p>
          </table:table-cell>
          <table:table-cell office:value-type="float" office:value="-2.7" calcext:value-type="float">
            <text:p>-2.7</text:p>
          </table:table-cell>
          <table:table-cell office:value-type="float" office:value="-0.7" calcext:value-type="float">
            <text:p>-0.7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-5.8" calcext:value-type="float">
            <text:p>-5.8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AVERAGE([.C59:.C63])" office:value-type="float" office:value="-1.28833333333333" calcext:value-type="float">
            <text:p>-1.288</text:p>
          </table:table-cell>
          <table:table-cell table:formula="of:=AVERAGE([.F63:.Q63])" office:value-type="float" office:value="-1.4" calcext:value-type="float">
            <text:p>-1.400</text:p>
          </table:table-cell>
          <table:table-cell table:formula="of:=AVERAGE([.E59:.E63])" office:value-type="float" office:value="4.36495554335251" calcext:value-type="float">
            <text:p>4.365</text:p>
          </table:table-cell>
          <table:table-cell table:formula="of:=STDEV([.F63:.Q63])" office:value-type="float" office:value="4.51462270647484" calcext:value-type="float">
            <text:p>4.515</text:p>
          </table:table-cell>
          <table:table-cell office:value-type="float" office:value="-9.8" calcext:value-type="float">
            <text:p>-9.8</text:p>
          </table:table-cell>
          <table:table-cell office:value-type="float" office:value="-6.8" calcext:value-type="float">
            <text:p>-6.8</text:p>
          </table:table-cell>
          <table:table-cell office:value-type="float" office:value="-5" calcext:value-type="float">
            <text:p>-5</text:p>
          </table:table-cell>
          <table:table-cell office:value-type="float" office:value="-3.4" calcext:value-type="float">
            <text:p>-3.4</text:p>
          </table:table-cell>
          <table:table-cell office:value-type="float" office:value="-2.7" calcext:value-type="float">
            <text:p>-2.7</text:p>
          </table:table-cell>
          <table:table-cell office:value-type="float" office:value="1.8" calcext:value-type="float">
            <text:p>1.8</text:p>
          </table:table-cell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-2.4" calcext:value-type="float">
            <text:p>-2.4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AVERAGE([.C60:.C64])" office:value-type="float" office:value="-1.11" calcext:value-type="float">
            <text:p>-1.110</text:p>
          </table:table-cell>
          <table:table-cell table:formula="of:=AVERAGE([.F64:.Q64])" office:value-type="float" office:value="-0.833333333333333" calcext:value-type="float">
            <text:p>-0.833</text:p>
          </table:table-cell>
          <table:table-cell table:formula="of:=AVERAGE([.E60:.E64])" office:value-type="float" office:value="4.30012063824497" calcext:value-type="float">
            <text:p>4.300</text:p>
          </table:table-cell>
          <table:table-cell table:formula="of:=STDEV([.F64:.Q64])" office:value-type="float" office:value="4.02138224389515" calcext:value-type="float">
            <text:p>4.021</text:p>
          </table:table-cell>
          <table:table-cell office:value-type="float" office:value="-3.3" calcext:value-type="float">
            <text:p>-3.3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2.2" calcext:value-type="float">
            <text:p>-2.2</text:p>
          </table:table-cell>
          <table:table-cell office:value-type="float" office:value="-4.1" calcext:value-type="float">
            <text:p>-4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AVERAGE([.C61:.C65])" office:value-type="float" office:value="-1.475" calcext:value-type="float">
            <text:p>-1.475</text:p>
          </table:table-cell>
          <table:table-cell table:formula="of:=AVERAGE([.F65:.Q65])" office:value-type="float" office:value="-1.95" calcext:value-type="float">
            <text:p>-1.950</text:p>
          </table:table-cell>
          <table:table-cell table:formula="of:=AVERAGE([.E61:.E65])" office:value-type="float" office:value="4.34943861380796" calcext:value-type="float">
            <text:p>4.349</text:p>
          </table:table-cell>
          <table:table-cell table:formula="of:=STDEV([.F65:.Q65])" office:value-type="float" office:value="4.15418737267263" calcext:value-type="float">
            <text:p>4.154</text:p>
          </table:table-cell>
          <table:table-cell office:value-type="float" office:value="-7.7" calcext:value-type="float">
            <text:p>-7.7</text:p>
          </table:table-cell>
          <table:table-cell office:value-type="float" office:value="-5.2" calcext:value-type="float">
            <text:p>-5.2</text:p>
          </table:table-cell>
          <table:table-cell office:value-type="float" office:value="-6.9" calcext:value-type="float">
            <text:p>-6.9</text:p>
          </table:table-cell>
          <table:table-cell office:value-type="float" office:value="-4" calcext:value-type="float">
            <text:p>-4</text:p>
          </table:table-cell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-2.9" calcext:value-type="float">
            <text:p>-2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AVERAGE([.C62:.C66])" office:value-type="float" office:value="-1.51666666666667" calcext:value-type="float">
            <text:p>-1.517</text:p>
          </table:table-cell>
          <table:table-cell table:formula="of:=AVERAGE([.F66:.Q66])" office:value-type="float" office:value="-1.73333333333333" calcext:value-type="float">
            <text:p>-1.733</text:p>
          </table:table-cell>
          <table:table-cell table:formula="of:=AVERAGE([.E62:.E66])" office:value-type="float" office:value="4.32733733399269" calcext:value-type="float">
            <text:p>4.327</text:p>
          </table:table-cell>
          <table:table-cell table:formula="of:=STDEV([.F66:.Q66])" office:value-type="float" office:value="4.06455484162855" calcext:value-type="float">
            <text:p>4.065</text:p>
          </table:table-cell>
          <table:table-cell office:value-type="float" office:value="-9" calcext:value-type="float">
            <text:p>-9</text:p>
          </table:table-cell>
          <table:table-cell office:value-type="float" office:value="-3.5" calcext:value-type="float">
            <text:p>-3.5</text:p>
          </table:table-cell>
          <table:table-cell office:value-type="float" office:value="-4.6" calcext:value-type="float">
            <text:p>-4.6</text:p>
          </table:table-cell>
          <table:table-cell office:value-type="float" office:value="-5.9" calcext:value-type="float">
            <text:p>-5.9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3" calcext:value-type="float">
            <text:p>-3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AVERAGE([.C63:.C67])" office:value-type="float" office:value="-1.46" calcext:value-type="float">
            <text:p>-1.460</text:p>
          </table:table-cell>
          <table:table-cell table:formula="of:=AVERAGE([.F67:.Q67])" office:value-type="float" office:value="-1.38333333333333" calcext:value-type="float">
            <text:p>-1.383</text:p>
          </table:table-cell>
          <table:table-cell table:formula="of:=AVERAGE([.E63:.E67])" office:value-type="float" office:value="4.08978553646382" calcext:value-type="float">
            <text:p>4.090</text:p>
          </table:table-cell>
          <table:table-cell table:formula="of:=STDEV([.F67:.Q67])" office:value-type="float" office:value="3.69418051764795" calcext:value-type="float">
            <text:p>3.694</text:p>
          </table:table-cell>
          <table:table-cell office:value-type="float" office:value="-4.1" calcext:value-type="float">
            <text:p>-4.1</text:p>
          </table:table-cell>
          <table:table-cell office:value-type="float" office:value="-4.9" calcext:value-type="float">
            <text:p>-4.9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AVERAGE([.C64:.C68])" office:value-type="float" office:value="-1.04" calcext:value-type="float">
            <text:p>-1.040</text:p>
          </table:table-cell>
          <table:table-cell table:formula="of:=AVERAGE([.F68:.Q68])" office:value-type="float" office:value="0.7" calcext:value-type="float">
            <text:p>0.700</text:p>
          </table:table-cell>
          <table:table-cell table:formula="of:=AVERAGE([.E64:.E68])" office:value-type="float" office:value="3.73934299816657" calcext:value-type="float">
            <text:p>3.739</text:p>
          </table:table-cell>
          <table:table-cell table:formula="of:=STDEV([.F68:.Q68])" office:value-type="float" office:value="2.76241001498856" calcext:value-type="float">
            <text:p>2.762</text:p>
          </table:table-cell>
          <table:table-cell office:value-type="float" office:value="-3.1" calcext:value-type="float">
            <text:p>-3.1</text:p>
          </table:table-cell>
          <table:table-cell office:value-type="float" office:value="-1.3" calcext:value-type="float">
            <text:p>-1.3</text:p>
          </table:table-cell>
          <table:table-cell office:value-type="float" office:value="-3.3" calcext:value-type="float">
            <text:p>-3.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AVERAGE([.C65:.C69])" office:value-type="float" office:value="-1.14" calcext:value-type="float">
            <text:p>-1.140</text:p>
          </table:table-cell>
          <table:table-cell table:formula="of:=AVERAGE([.F69:.Q69])" office:value-type="float" office:value="-1.33333333333333" calcext:value-type="float">
            <text:p>-1.333</text:p>
          </table:table-cell>
          <table:table-cell table:formula="of:=AVERAGE([.E65:.E69])" office:value-type="float" office:value="3.7752108371396" calcext:value-type="float">
            <text:p>3.775</text:p>
          </table:table-cell>
          <table:table-cell table:formula="of:=STDEV([.F69:.Q69])" office:value-type="float" office:value="4.20072143876032" calcext:value-type="float">
            <text:p>4.201</text:p>
          </table:table-cell>
          <table:table-cell office:value-type="float" office:value="-3.5" calcext:value-type="float">
            <text:p>-3.5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-5.8" calcext:value-type="float">
            <text:p>-5.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office:value-type="float" office:value="-0.2" calcext:value-type="float">
            <text:p>-0.2</text:p>
          </table:table-cell>
          <table:table-cell office:value-type="float" office:value="-3.4" calcext:value-type="float">
            <text:p>-3.4</text:p>
          </table:table-cell>
          <table:table-cell office:value-type="float" office:value="-7.3" calcext:value-type="float">
            <text:p>-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AVERAGE([.C66:.C70])" office:value-type="float" office:value="-0.915" calcext:value-type="float">
            <text:p>-0.915</text:p>
          </table:table-cell>
          <table:table-cell table:formula="of:=AVERAGE([.F70:.Q70])" office:value-type="float" office:value="-0.825" calcext:value-type="float">
            <text:p>-0.825</text:p>
          </table:table-cell>
          <table:table-cell table:formula="of:=AVERAGE([.E66:.E70])" office:value-type="float" office:value="3.7144560027985" calcext:value-type="float">
            <text:p>3.714</text:p>
          </table:table-cell>
          <table:table-cell table:formula="of:=STDEV([.F70:.Q70])" office:value-type="float" office:value="3.85041320096711" calcext:value-type="float">
            <text:p>3.850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4.7" calcext:value-type="float">
            <text:p>-4.7</text:p>
          </table:table-cell>
          <table:table-cell office:value-type="float" office:value="-3.7" calcext:value-type="float">
            <text:p>-3.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AVERAGE([.C67:.C71])" office:value-type="float" office:value="-0.796666666666667" calcext:value-type="float">
            <text:p>-0.797</text:p>
          </table:table-cell>
          <table:table-cell table:formula="of:=AVERAGE([.F71:.Q71])" office:value-type="float" office:value="-1.14166666666667" calcext:value-type="float">
            <text:p>-1.142</text:p>
          </table:table-cell>
          <table:table-cell table:formula="of:=AVERAGE([.E67:.E71])" office:value-type="float" office:value="3.93588130240093" calcext:value-type="float">
            <text:p>3.936</text:p>
          </table:table-cell>
          <table:table-cell table:formula="of:=STDEV([.F71:.Q71])" office:value-type="float" office:value="5.17168133964071" calcext:value-type="float">
            <text:p>5.172</text:p>
          </table:table-cell>
          <table:table-cell office:value-type="float" office:value="-2.6" calcext:value-type="float">
            <text:p>-2.6</text:p>
          </table:table-cell>
          <table:table-cell office:value-type="float" office:value="-9.3" calcext:value-type="float">
            <text:p>-9.3</text:p>
          </table:table-cell>
          <table:table-cell office:value-type="float" office:value="-4.1" calcext:value-type="float">
            <text:p>-4.1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-2.1" calcext:value-type="float">
            <text:p>-2.1</text:p>
          </table:table-cell>
          <table:table-cell office:value-type="float" office:value="-11.1" calcext:value-type="float">
            <text:p>-1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AVERAGE([.C68:.C72])" office:value-type="float" office:value="-1.00333333333333" calcext:value-type="float">
            <text:p>-1.003</text:p>
          </table:table-cell>
          <table:table-cell table:formula="of:=AVERAGE([.F72:.Q72])" office:value-type="float" office:value="-2.41666666666667" calcext:value-type="float">
            <text:p>-2.417</text:p>
          </table:table-cell>
          <table:table-cell table:formula="of:=AVERAGE([.E68:.E72])" office:value-type="float" office:value="4.29420958809007" calcext:value-type="float">
            <text:p>4.294</text:p>
          </table:table-cell>
          <table:table-cell table:formula="of:=STDEV([.F72:.Q72])" office:value-type="float" office:value="5.48582194609362" calcext:value-type="float">
            <text:p>5.486</text:p>
          </table:table-cell>
          <table:table-cell office:value-type="float" office:value="-10.8" calcext:value-type="float">
            <text:p>-10.8</text:p>
          </table:table-cell>
          <table:table-cell office:value-type="float" office:value="-3.3" calcext:value-type="float">
            <text:p>-3.3</text:p>
          </table:table-cell>
          <table:table-cell office:value-type="float" office:value="-7.7" calcext:value-type="float">
            <text:p>-7.7</text:p>
          </table:table-cell>
          <table:table-cell office:value-type="float" office:value="-7.1" calcext:value-type="float">
            <text:p>-7.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-0.5" calcext:value-type="float">
            <text:p>-0.5</text:p>
          </table:table-cell>
          <table:table-cell office:value-type="float" office:value="-4.7" calcext:value-type="float">
            <text:p>-4.7</text:p>
          </table:table-cell>
          <table:table-cell office:value-type="float" office:value="-8.7" calcext:value-type="float">
            <text:p>-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AVERAGE([.C69:.C73])" office:value-type="float" office:value="-1.40833333333333" calcext:value-type="float">
            <text:p>-1.408</text:p>
          </table:table-cell>
          <table:table-cell table:formula="of:=AVERAGE([.F73:.Q73])" office:value-type="float" office:value="-1.325" calcext:value-type="float">
            <text:p>-1.325</text:p>
          </table:table-cell>
          <table:table-cell table:formula="of:=AVERAGE([.E69:.E73])" office:value-type="float" office:value="4.64126787172366" calcext:value-type="float">
            <text:p>4.641</text:p>
          </table:table-cell>
          <table:table-cell table:formula="of:=STDEV([.F73:.Q73])" office:value-type="float" office:value="4.49770143315652" calcext:value-type="float">
            <text:p>4.498</text:p>
          </table:table-cell>
          <table:table-cell office:value-type="float" office:value="-6.8" calcext:value-type="float">
            <text:p>-6.8</text:p>
          </table:table-cell>
          <table:table-cell office:value-type="float" office:value="-6" calcext:value-type="float">
            <text:p>-6</text:p>
          </table:table-cell>
          <table:table-cell office:value-type="float" office:value="-6.9" calcext:value-type="float">
            <text:p>-6.9</text:p>
          </table:table-cell>
          <table:table-cell office:value-type="float" office:value="-1.8" calcext:value-type="float">
            <text:p>-1.8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AVERAGE([.C70:.C74])" office:value-type="float" office:value="-1.11666666666667" calcext:value-type="float">
            <text:p>-1.117</text:p>
          </table:table-cell>
          <table:table-cell table:formula="of:=AVERAGE([.F74:.Q74])" office:value-type="float" office:value="0.125" calcext:value-type="float">
            <text:p>0.125</text:p>
          </table:table-cell>
          <table:table-cell table:formula="of:=AVERAGE([.E70:.E74])" office:value-type="float" office:value="4.62834785827693" calcext:value-type="float">
            <text:p>4.628</text:p>
          </table:table-cell>
          <table:table-cell table:formula="of:=STDEV([.F74:.Q74])" office:value-type="float" office:value="4.13612137152671" calcext:value-type="float">
            <text:p>4.136</text:p>
          </table:table-cell>
          <table:table-cell office:value-type="float" office:value="-1.5" calcext:value-type="float">
            <text:p>-1.5</text:p>
          </table:table-cell>
          <table:table-cell office:value-type="float" office:value="-3.1" calcext:value-type="float">
            <text:p>-3.1</text:p>
          </table:table-cell>
          <table:table-cell office:value-type="float" office:value="-6.1" calcext:value-type="float">
            <text:p>-6.1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AVERAGE([.C71:.C75])" office:value-type="float" office:value="-0.908333333333333" calcext:value-type="float">
            <text:p>-0.908</text:p>
          </table:table-cell>
          <table:table-cell table:formula="of:=AVERAGE([.F75:.Q75])" office:value-type="float" office:value="0.216666666666667" calcext:value-type="float">
            <text:p>0.217</text:p>
          </table:table-cell>
          <table:table-cell table:formula="of:=AVERAGE([.E71:.E75])" office:value-type="float" office:value="4.54182985003912" calcext:value-type="float">
            <text:p>4.542</text:p>
          </table:table-cell>
          <table:table-cell table:formula="of:=STDEV([.F75:.Q75])" office:value-type="float" office:value="3.41782315977804" calcext:value-type="float">
            <text:p>3.418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2.4" calcext:value-type="float">
            <text:p>-2.4</text:p>
          </table:table-cell>
          <table:table-cell office:value-type="float" office:value="-3.6" calcext:value-type="float">
            <text:p>-3.6</text:p>
          </table:table-cell>
          <table:table-cell office:value-type="float" office:value="-0.4" calcext:value-type="float">
            <text:p>-0.4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-1.9" calcext:value-type="float">
            <text:p>-1.9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AVERAGE([.C72:.C76])" office:value-type="float" office:value="-0.746666666666667" calcext:value-type="float">
            <text:p>-0.747</text:p>
          </table:table-cell>
          <table:table-cell table:formula="of:=AVERAGE([.F76:.Q76])" office:value-type="float" office:value="-0.333333333333333" calcext:value-type="float">
            <text:p>-0.333</text:p>
          </table:table-cell>
          <table:table-cell table:formula="of:=AVERAGE([.E72:.E76])" office:value-type="float" office:value="4.29555603156687" calcext:value-type="float">
            <text:p>4.296</text:p>
          </table:table-cell>
          <table:table-cell table:formula="of:=STDEV([.F76:.Q76])" office:value-type="float" office:value="3.94031224727947" calcext:value-type="float">
            <text:p>3.940</text:p>
          </table:table-cell>
          <table:table-cell office:value-type="float" office:value="-4.2" calcext:value-type="float">
            <text:p>-4.2</text:p>
          </table:table-cell>
          <table:table-cell office:value-type="float" office:value="-5" calcext:value-type="float">
            <text:p>-5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0.8" calcext:value-type="float">
            <text:p>-0.8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AVERAGE([.C73:.C77])" office:value-type="float" office:value="-0.331666666666667" calcext:value-type="float">
            <text:p>-0.332</text:p>
          </table:table-cell>
          <table:table-cell table:formula="of:=AVERAGE([.F77:.Q77])" office:value-type="float" office:value="-0.341666666666667" calcext:value-type="float">
            <text:p>-0.342</text:p>
          </table:table-cell>
          <table:table-cell table:formula="of:=AVERAGE([.E73:.E77])" office:value-type="float" office:value="3.96289782085143" calcext:value-type="float">
            <text:p>3.963</text:p>
          </table:table-cell>
          <table:table-cell table:formula="of:=STDEV([.F77:.Q77])" office:value-type="float" office:value="3.82253089251643" calcext:value-type="float">
            <text:p>3.823</text:p>
          </table:table-cell>
          <table:table-cell office:value-type="float" office:value="-5.3" calcext:value-type="float">
            <text:p>-5.3</text:p>
          </table:table-cell>
          <table:table-cell office:value-type="float" office:value="-5.9" calcext:value-type="float">
            <text:p>-5.9</text:p>
          </table:table-cell>
          <table:table-cell office:value-type="float" office:value="-3.7" calcext:value-type="float">
            <text:p>-3.7</text:p>
          </table:table-cell>
          <table:table-cell office:value-type="float" office:value="-1.8" calcext:value-type="float">
            <text:p>-1.8</text:p>
          </table:table-cell>
          <table:table-cell office:value-type="float" office:value="-0.8" calcext:value-type="float">
            <text:p>-0.8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-3.2" calcext:value-type="float">
            <text:p>-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AVERAGE([.C74:.C78])" office:value-type="float" office:value="-0.0933333333333334" calcext:value-type="float">
            <text:p>-0.093</text:p>
          </table:table-cell>
          <table:table-cell table:formula="of:=AVERAGE([.F78:.Q78])" office:value-type="float" office:value="-0.133333333333333" calcext:value-type="float">
            <text:p>-0.133</text:p>
          </table:table-cell>
          <table:table-cell table:formula="of:=AVERAGE([.E74:.E78])" office:value-type="float" office:value="3.74348229995778" calcext:value-type="float">
            <text:p>3.743</text:p>
          </table:table-cell>
          <table:table-cell table:formula="of:=STDEV([.F78:.Q78])" office:value-type="float" office:value="3.40062382868826" calcext:value-type="float">
            <text:p>3.401</text:p>
          </table:table-cell>
          <table:table-cell office:value-type="float" office:value="-5.2" calcext:value-type="float">
            <text:p>-5.2</text:p>
          </table:table-cell>
          <table:table-cell office:value-type="float" office:value="-2.1" calcext:value-type="float">
            <text:p>-2.1</text:p>
          </table:table-cell>
          <table:table-cell office:value-type="float" office:value="-2.8" calcext:value-type="float">
            <text:p>-2.8</text:p>
          </table:table-cell>
          <table:table-cell office:value-type="float" office:value="-1.5" calcext:value-type="float">
            <text:p>-1.5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3.1" calcext:value-type="float">
            <text:p>3.1</text:p>
          </table:table-cell>
          <table:table-cell office:value-type="float" office:value="-2.5" calcext:value-type="float">
            <text:p>-2.5</text:p>
          </table:table-cell>
          <table:table-cell office:value-type="float" office:value="-1.2" calcext:value-type="float">
            <text:p>-1.2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AVERAGE([.C75:.C79])" office:value-type="float" office:value="-0.233333333333333" calcext:value-type="float">
            <text:p>-0.233</text:p>
          </table:table-cell>
          <table:table-cell table:formula="of:=AVERAGE([.F79:.Q79])" office:value-type="float" office:value="-0.575" calcext:value-type="float">
            <text:p>-0.575</text:p>
          </table:table-cell>
          <table:table-cell table:formula="of:=AVERAGE([.E75:.E79])" office:value-type="float" office:value="3.57391917078585" calcext:value-type="float">
            <text:p>3.574</text:p>
          </table:table-cell>
          <table:table-cell table:formula="of:=STDEV([.F79:.Q79])" office:value-type="float" office:value="3.28830572566703" calcext:value-type="float">
            <text:p>3.288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office:value-type="float" office:value="-3.2" calcext:value-type="float">
            <text:p>-3.2</text:p>
          </table:table-cell>
          <table:table-cell office:value-type="float" office:value="-0.2" calcext:value-type="float">
            <text:p>-0.2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AVERAGE([.C76:.C80])" office:value-type="float" office:value="-0.413333333333333" calcext:value-type="float">
            <text:p>-0.413</text:p>
          </table:table-cell>
          <table:table-cell table:formula="of:=AVERAGE([.F80:.Q80])" office:value-type="float" office:value="-0.683333333333333" calcext:value-type="float">
            <text:p>-0.683</text:p>
          </table:table-cell>
          <table:table-cell table:formula="of:=AVERAGE([.E76:.E80])" office:value-type="float" office:value="3.67876298550485" calcext:value-type="float">
            <text:p>3.679</text:p>
          </table:table-cell>
          <table:table-cell table:formula="of:=STDEV([.F80:.Q80])" office:value-type="float" office:value="3.94204223337307" calcext:value-type="float">
            <text:p>3.942</text:p>
          </table:table-cell>
          <table:table-cell office:value-type="float" office:value="-1.1" calcext:value-type="float">
            <text:p>-1.1</text:p>
          </table:table-cell>
          <table:table-cell office:value-type="float" office:value="-5.4" calcext:value-type="float">
            <text:p>-5.4</text:p>
          </table:table-cell>
          <table:table-cell office:value-type="float" office:value="-2.6" calcext:value-type="float">
            <text:p>-2.6</text:p>
          </table:table-cell>
          <table:table-cell office:value-type="float" office:value="-3.2" calcext:value-type="float">
            <text:p>-3.2</text:p>
          </table:table-cell>
          <table:table-cell office:value-type="float" office:value="-1.8" calcext:value-type="float">
            <text:p>-1.8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-0.2" calcext:value-type="float">
            <text:p>-0.2</text:p>
          </table:table-cell>
          <table:table-cell office:value-type="float" office:value="-4.1" calcext:value-type="float">
            <text:p>-4.1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AVERAGE([.C77:.C81])" office:value-type="float" office:value="-0.558333333333333" calcext:value-type="float">
            <text:p>-0.558</text:p>
          </table:table-cell>
          <table:table-cell table:formula="of:=AVERAGE([.F81:.Q81])" office:value-type="float" office:value="-1.05833333333333" calcext:value-type="float">
            <text:p>-1.058</text:p>
          </table:table-cell>
          <table:table-cell table:formula="of:=AVERAGE([.E77:.E81])" office:value-type="float" office:value="3.72341606461508" calcext:value-type="float">
            <text:p>3.723</text:p>
          </table:table-cell>
          <table:table-cell table:formula="of:=STDEV([.F81:.Q81])" office:value-type="float" office:value="4.1635776428306" calcext:value-type="float">
            <text:p>4.164</text:p>
          </table:table-cell>
          <table:table-cell office:value-type="float" office:value="-8.9" calcext:value-type="float">
            <text:p>-8.9</text:p>
          </table:table-cell>
          <table:table-cell office:value-type="float" office:value="-3.1" calcext:value-type="float">
            <text:p>-3.1</text:p>
          </table:table-cell>
          <table:table-cell office:value-type="float" office:value="-5" calcext:value-type="float">
            <text:p>-5</text:p>
          </table:table-cell>
          <table:table-cell office:value-type="float" office:value="-4.5" calcext:value-type="float">
            <text:p>-4.5</text:p>
          </table:table-cell>
          <table:table-cell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-1.1" calcext:value-type="float">
            <text:p>-1.1</text:p>
          </table:table-cell>
          <table:table-cell office:value-type="float" office:value="-1.5" calcext:value-type="float">
            <text:p>-1.5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AVERAGE([.C78:.C82])" office:value-type="float" office:value="-0.566666666666667" calcext:value-type="float">
            <text:p>-0.567</text:p>
          </table:table-cell>
          <table:table-cell table:formula="of:=AVERAGE([.F82:.Q82])" office:value-type="float" office:value="-0.383333333333333" calcext:value-type="float">
            <text:p>-0.383</text:p>
          </table:table-cell>
          <table:table-cell table:formula="of:=AVERAGE([.E78:.E82])" office:value-type="float" office:value="3.85068373976562" calcext:value-type="float">
            <text:p>3.851</text:p>
          </table:table-cell>
          <table:table-cell table:formula="of:=STDEV([.F82:.Q82])" office:value-type="float" office:value="4.45886926826916" calcext:value-type="float">
            <text:p>4.459</text:p>
          </table:table-cell>
          <table:table-cell office:value-type="float" office:value="-6.7" calcext:value-type="float">
            <text:p>-6.7</text:p>
          </table:table-cell>
          <table:table-cell office:value-type="float" office:value="-6.1" calcext:value-type="float">
            <text:p>-6.1</text:p>
          </table:table-cell>
          <table:table-cell office:value-type="float" office:value="-5.5" calcext:value-type="float">
            <text:p>-5.5</text:p>
          </table:table-cell>
          <table:table-cell office:value-type="float" office:value="-2.1" calcext:value-type="float">
            <text:p>-2.1</text:p>
          </table:table-cell>
          <table:table-cell office:value-type="float" office:value="-0.6" calcext:value-type="float">
            <text:p>-0.6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-0.8" calcext:value-type="float">
            <text:p>-0.8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AVERAGE([.C79:.C83])" office:value-type="float" office:value="-0.413333333333333" calcext:value-type="float">
            <text:p>-0.413</text:p>
          </table:table-cell>
          <table:table-cell table:formula="of:=AVERAGE([.F83:.Q83])" office:value-type="float" office:value="0.633333333333333" calcext:value-type="float">
            <text:p>0.633</text:p>
          </table:table-cell>
          <table:table-cell table:formula="of:=AVERAGE([.E79:.E83])" office:value-type="float" office:value="3.9121216156943" calcext:value-type="float">
            <text:p>3.912</text:p>
          </table:table-cell>
          <table:table-cell table:formula="of:=STDEV([.F83:.Q83])" office:value-type="float" office:value="3.70781320833167" calcext:value-type="float">
            <text:p>3.708</text:p>
          </table:table-cell>
          <table:table-cell office:value-type="float" office:value="-3" calcext:value-type="float">
            <text:p>-3</text:p>
          </table:table-cell>
          <table:table-cell office:value-type="float" office:value="-3.8" calcext:value-type="float">
            <text:p>-3.8</text:p>
          </table:table-cell>
          <table:table-cell office:value-type="float" office:value="-1.7" calcext:value-type="float">
            <text:p>-1.7</text:p>
          </table:table-cell>
          <table:table-cell office:value-type="float" office:value="-2.3" calcext:value-type="float">
            <text:p>-2.3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-0.7" calcext:value-type="float">
            <text:p>-0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C80:.C84])" office:value-type="float" office:value="-0.32" calcext:value-type="float">
            <text:p>-0.320</text:p>
          </table:table-cell>
          <table:table-cell table:formula="of:=AVERAGE([.F84:.Q84])" office:value-type="float" office:value="-0.108333333333333" calcext:value-type="float">
            <text:p>-0.108</text:p>
          </table:table-cell>
          <table:table-cell table:formula="of:=AVERAGE([.E80:.E84])" office:value-type="float" office:value="4.12813435743521" calcext:value-type="float">
            <text:p>4.128</text:p>
          </table:table-cell>
          <table:table-cell table:formula="of:=STDEV([.F84:.Q84])" office:value-type="float" office:value="4.36836943437154" calcext:value-type="float">
            <text:p>4.368</text:p>
          </table:table-cell>
          <table:table-cell office:value-type="float" office:value="-4.6" calcext:value-type="float">
            <text:p>-4.6</text:p>
          </table:table-cell>
          <table:table-cell office:value-type="float" office:value="-3.8" calcext:value-type="float">
            <text:p>-3.8</text:p>
          </table:table-cell>
          <table:table-cell office:value-type="float" office:value="-6.1" calcext:value-type="float">
            <text:p>-6.1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6.3" calcext:value-type="float">
            <text:p>6.3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AVERAGE([.C81:.C85])" office:value-type="float" office:value="-0.256666666666666" calcext:value-type="float">
            <text:p>-0.257</text:p>
          </table:table-cell>
          <table:table-cell table:formula="of:=AVERAGE([.F85:.Q85])" office:value-type="float" office:value="-0.366666666666667" calcext:value-type="float">
            <text:p>-0.367</text:p>
          </table:table-cell>
          <table:table-cell table:formula="of:=AVERAGE([.E81:.E85])" office:value-type="float" office:value="4.23298687571717" calcext:value-type="float">
            <text:p>4.233</text:p>
          </table:table-cell>
          <table:table-cell table:formula="of:=STDEV([.F85:.Q85])" office:value-type="float" office:value="4.46630482478288" calcext:value-type="float">
            <text:p>4.466</text:p>
          </table:table-cell>
          <table:table-cell office:value-type="float" office:value="-2.1" calcext:value-type="float">
            <text:p>-2.1</text:p>
          </table:table-cell>
          <table:table-cell office:value-type="float" office:value="-6.1" calcext:value-type="float">
            <text:p>-6.1</text:p>
          </table:table-cell>
          <table:table-cell office:value-type="float" office:value="-7.3" calcext:value-type="float">
            <text:p>-7.3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AVERAGE([.C82:.C86])" office:value-type="float" office:value="0.201666666666667" calcext:value-type="float">
            <text:p>0.202</text:p>
          </table:table-cell>
          <table:table-cell table:formula="of:=AVERAGE([.F86:.Q86])" office:value-type="float" office:value="1.23333333333333" calcext:value-type="float">
            <text:p>1.233</text:p>
          </table:table-cell>
          <table:table-cell table:formula="of:=AVERAGE([.E82:.E86])" office:value-type="float" office:value="4.26342974758658" calcext:value-type="float">
            <text:p>4.263</text:p>
          </table:table-cell>
          <table:table-cell table:formula="of:=STDEV([.F86:.Q86])" office:value-type="float" office:value="4.31579200217765" calcext:value-type="float">
            <text:p>4.316</text:p>
          </table:table-cell>
          <table:table-cell office:value-type="float" office:value="-3.7" calcext:value-type="float">
            <text:p>-3.7</text:p>
          </table:table-cell>
          <table:table-cell office:value-type="float" office:value="-5.7" calcext:value-type="float">
            <text:p>-5.7</text:p>
          </table:table-cell>
          <table:table-cell office:value-type="float" office:value="-4.6" calcext:value-type="float">
            <text:p>-4.6</text:p>
          </table:table-cell>
          <table:table-cell office:value-type="float" office:value="-0.9" calcext:value-type="float">
            <text:p>-0.9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AVERAGE([.C83:.C87])" office:value-type="float" office:value="0.343333333333333" calcext:value-type="float">
            <text:p>0.343</text:p>
          </table:table-cell>
          <table:table-cell table:formula="of:=AVERAGE([.F87:.Q87])" office:value-type="float" office:value="0.325" calcext:value-type="float">
            <text:p>0.325</text:p>
          </table:table-cell>
          <table:table-cell table:formula="of:=AVERAGE([.E83:.E87])" office:value-type="float" office:value="4.23707749376404" calcext:value-type="float">
            <text:p>4.237</text:p>
          </table:table-cell>
          <table:table-cell table:formula="of:=STDEV([.F87:.Q87])" office:value-type="float" office:value="4.32710799915644" calcext:value-type="float">
            <text:p>4.327</text:p>
          </table:table-cell>
          <table:table-cell office:value-type="float" office:value="-6.9" calcext:value-type="float">
            <text:p>-6.9</text:p>
          </table:table-cell>
          <table:table-cell office:value-type="float" office:value="-0.9" calcext:value-type="float">
            <text:p>-0.9</text:p>
          </table:table-cell>
          <table:table-cell office:value-type="float" office:value="-2.8" calcext:value-type="float">
            <text:p>-2.8</text:p>
          </table:table-cell>
          <table:table-cell office:value-type="float" office:value="-1.9" calcext:value-type="float">
            <text:p>-1.9</text:p>
          </table:table-cell>
          <table:table-cell office:value-type="float" office:value="-0.6" calcext:value-type="float">
            <text:p>-0.6</text:p>
          </table:table-cell>
          <table:table-cell office:value-type="float" office:value="3.6" calcext:value-type="float">
            <text:p>3.6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AVERAGE([.C84:.C88])" office:value-type="float" office:value="0.381666666666667" calcext:value-type="float">
            <text:p>0.382</text:p>
          </table:table-cell>
          <table:table-cell table:formula="of:=AVERAGE([.F88:.Q88])" office:value-type="float" office:value="0.825" calcext:value-type="float">
            <text:p>0.825</text:p>
          </table:table-cell>
          <table:table-cell table:formula="of:=AVERAGE([.E84:.E88])" office:value-type="float" office:value="4.33030932870965" calcext:value-type="float">
            <text:p>4.330</text:p>
          </table:table-cell>
          <table:table-cell table:formula="of:=STDEV([.F88:.Q88])" office:value-type="float" office:value="4.17397238305975" calcext:value-type="float">
            <text:p>4.174</text:p>
          </table:table-cell>
          <table:table-cell office:value-type="float" office:value="-3.4" calcext:value-type="float">
            <text:p>-3.4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AVERAGE([.C85:.C89])" office:value-type="float" office:value="0.53" calcext:value-type="float">
            <text:p>0.530</text:p>
          </table:table-cell>
          <table:table-cell table:formula="of:=AVERAGE([.F89:.Q89])" office:value-type="float" office:value="0.633333333333333" calcext:value-type="float">
            <text:p>0.633</text:p>
          </table:table-cell>
          <table:table-cell table:formula="of:=AVERAGE([.E85:.E89])" office:value-type="float" office:value="4.12178523129952" calcext:value-type="float">
            <text:p>4.122</text:p>
          </table:table-cell>
          <table:table-cell table:formula="of:=STDEV([.F89:.Q89])" office:value-type="float" office:value="3.3257489473209" calcext:value-type="float">
            <text:p>3.326</text:p>
          </table:table-cell>
          <table:table-cell office:value-type="float" office:value="-1.9" calcext:value-type="float">
            <text:p>-1.9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AVERAGE([.C86:.C90])" office:value-type="float" office:value="0.791666666666667" calcext:value-type="float">
            <text:p>0.792</text:p>
          </table:table-cell>
          <table:table-cell table:formula="of:=AVERAGE([.F90:.Q90])" office:value-type="float" office:value="0.941666666666666" calcext:value-type="float">
            <text:p>0.942</text:p>
          </table:table-cell>
          <table:table-cell table:formula="of:=AVERAGE([.E86:.E90])" office:value-type="float" office:value="3.8876398353696" calcext:value-type="float">
            <text:p>3.888</text:p>
          </table:table-cell>
          <table:table-cell table:formula="of:=STDEV([.F90:.Q90])" office:value-type="float" office:value="3.29557784513328" calcext:value-type="float">
            <text:p>3.296</text:p>
          </table:table-cell>
          <table:table-cell office:value-type="float" office:value="-0.1" calcext:value-type="float">
            <text:p>-0.1</text:p>
          </table:table-cell>
          <table:table-cell office:value-type="float" office:value="-2.6" calcext:value-type="float">
            <text:p>-2.6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office:value-type="float" office:value="-2.4" calcext:value-type="float">
            <text:p>-2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AVERAGE([.C87:.C91])" office:value-type="float" office:value="0.613333333333333" calcext:value-type="float">
            <text:p>0.613</text:p>
          </table:table-cell>
          <table:table-cell table:formula="of:=AVERAGE([.F91:.Q91])" office:value-type="float" office:value="0.341666666666667" calcext:value-type="float">
            <text:p>0.342</text:p>
          </table:table-cell>
          <table:table-cell table:formula="of:=AVERAGE([.E87:.E91])" office:value-type="float" office:value="3.73821468448544" calcext:value-type="float">
            <text:p>3.738</text:p>
          </table:table-cell>
          <table:table-cell table:formula="of:=STDEV([.F91:.Q91])" office:value-type="float" office:value="3.56866624775683" calcext:value-type="float">
            <text:p>3.569</text:p>
          </table:table-cell>
          <table:table-cell office:value-type="float" office:value="-5.1" calcext:value-type="float">
            <text:p>-5.1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-3.3" calcext:value-type="float">
            <text:p>-3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AVERAGE([.C88:.C92])" office:value-type="float" office:value="0.685" calcext:value-type="float">
            <text:p>0.685</text:p>
          </table:table-cell>
          <table:table-cell table:formula="of:=AVERAGE([.F92:.Q92])" office:value-type="float" office:value="0.683333333333333" calcext:value-type="float">
            <text:p>0.683</text:p>
          </table:table-cell>
          <table:table-cell table:formula="of:=AVERAGE([.E88:.E92])" office:value-type="float" office:value="3.67916919060126" calcext:value-type="float">
            <text:p>3.679</text:p>
          </table:table-cell>
          <table:table-cell table:formula="of:=STDEV([.F92:.Q92])" office:value-type="float" office:value="4.03188052973555" calcext:value-type="float">
            <text:p>4.032</text:p>
          </table:table-cell>
          <table:table-cell office:value-type="float" office:value="-2.8" calcext:value-type="float">
            <text:p>-2.8</text:p>
          </table:table-cell>
          <table:table-cell office:value-type="float" office:value="-2.7" calcext:value-type="float">
            <text:p>-2.7</text:p>
          </table:table-cell>
          <table:table-cell office:value-type="float" office:value="-4.6" calcext:value-type="float">
            <text:p>-4.6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-3.5" calcext:value-type="float">
            <text:p>-3.5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AVERAGE([.C89:.C93])" office:value-type="float" office:value="0.673333333333333" calcext:value-type="float">
            <text:p>0.673</text:p>
          </table:table-cell>
          <table:table-cell table:formula="of:=AVERAGE([.F93:.Q93])" office:value-type="float" office:value="0.766666666666667" calcext:value-type="float">
            <text:p>0.767</text:p>
          </table:table-cell>
          <table:table-cell table:formula="of:=AVERAGE([.E89:.E93])" office:value-type="float" office:value="3.61861138597174" calcext:value-type="float">
            <text:p>3.619</text:p>
          </table:table-cell>
          <table:table-cell table:formula="of:=STDEV([.F93:.Q93])" office:value-type="float" office:value="3.87118335991213" calcext:value-type="float">
            <text:p>3.871</text:p>
          </table:table-cell>
          <table:table-cell office:value-type="float" office:value="-2.3" calcext:value-type="float">
            <text:p>-2.3</text:p>
          </table:table-cell>
          <table:table-cell office:value-type="float" office:value="-5.3" calcext:value-type="float">
            <text:p>-5.3</text:p>
          </table:table-cell>
          <table:table-cell office:value-type="float" office:value="-3.2" calcext:value-type="float">
            <text:p>-3.2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AVERAGE([.C90:.C94])" office:value-type="float" office:value="0.643333333333333" calcext:value-type="float">
            <text:p>0.643</text:p>
          </table:table-cell>
          <table:table-cell table:formula="of:=AVERAGE([.F94:.Q94])" office:value-type="float" office:value="0.483333333333333" calcext:value-type="float">
            <text:p>0.483</text:p>
          </table:table-cell>
          <table:table-cell table:formula="of:=AVERAGE([.E90:.E94])" office:value-type="float" office:value="3.75154262831657" calcext:value-type="float">
            <text:p>3.752</text:p>
          </table:table-cell>
          <table:table-cell table:formula="of:=STDEV([.F94:.Q94])" office:value-type="float" office:value="3.99040515904505" calcext:value-type="float">
            <text:p>3.990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office:value-type="float" office:value="-5.1" calcext:value-type="float">
            <text:p>-5.1</text:p>
          </table:table-cell>
          <table:table-cell office:value-type="float" office:value="-2.3" calcext:value-type="float">
            <text:p>-2.3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office:value-type="float" office:value="1.7" calcext:value-type="float">
            <text:p>1.7</text:p>
          </table:table-cell>
          <table:table-cell office:value-type="float" office:value="-1.8" calcext:value-type="float">
            <text:p>-1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AVERAGE([.C91:.C95])" office:value-type="float" office:value="0.648333333333333" calcext:value-type="float">
            <text:p>0.648</text:p>
          </table:table-cell>
          <table:table-cell table:formula="of:=AVERAGE([.F95:.Q95])" office:value-type="float" office:value="0.966666666666666" calcext:value-type="float">
            <text:p>0.967</text:p>
          </table:table-cell>
          <table:table-cell table:formula="of:=AVERAGE([.E91:.E95])" office:value-type="float" office:value="3.86807146391373" calcext:value-type="float">
            <text:p>3.868</text:p>
          </table:table-cell>
          <table:table-cell table:formula="of:=STDEV([.F95:.Q95])" office:value-type="float" office:value="3.87822202311911" calcext:value-type="float">
            <text:p>3.878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-3.3" calcext:value-type="float">
            <text:p>-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AVERAGE([.C92:.C96])" office:value-type="float" office:value="0.656666666666666" calcext:value-type="float">
            <text:p>0.657</text:p>
          </table:table-cell>
          <table:table-cell table:formula="of:=AVERAGE([.F96:.Q96])" office:value-type="float" office:value="0.383333333333333" calcext:value-type="float">
            <text:p>0.383</text:p>
          </table:table-cell>
          <table:table-cell table:formula="of:=AVERAGE([.E92:.E96])" office:value-type="float" office:value="3.78309359869982" calcext:value-type="float">
            <text:p>3.783</text:p>
          </table:table-cell>
          <table:table-cell table:formula="of:=STDEV([.F96:.Q96])" office:value-type="float" office:value="3.14377692168725" calcext:value-type="float">
            <text:p>3.1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.6</text:p>
          </table:table-cell>
          <table:table-cell office:value-type="float" office:value="2.4" calcext:value-type="float">
            <text:p>2.4</text:p>
          </table:table-cell>
          <table:table-cell office:value-type="float" office:value="4.8" calcext:value-type="float">
            <text:p>4.8</text:p>
          </table:table-cell>
          <table:table-cell office:value-type="float" office:value="5.9" calcext:value-type="float">
            <text:p>5.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.C93:.C97])" office:value-type="float" office:value="0.551666666666667" calcext:value-type="float">
            <text:p>0.552</text:p>
          </table:table-cell>
          <table:table-cell table:formula="of:=AVERAGE([.F97:.Q97])" office:value-type="float" office:value="0.158333333333333" calcext:value-type="float">
            <text:p>0.158</text:p>
          </table:table-cell>
          <table:table-cell table:formula="of:=AVERAGE([.E93:.E97])" office:value-type="float" office:value="3.82761897549518" calcext:value-type="float">
            <text:p>3.828</text:p>
          </table:table-cell>
          <table:table-cell table:formula="of:=STDEV([.F97:.Q97])" office:value-type="float" office:value="4.25450741371235" calcext:value-type="float">
            <text:p>4.255</text:p>
          </table:table-cell>
          <table:table-cell office:value-type="float" office:value="-1.6" calcext:value-type="float">
            <text:p>-1.6</text:p>
          </table:table-cell>
          <table:table-cell office:value-type="float" office:value="-2.1" calcext:value-type="float">
            <text:p>-2.1</text:p>
          </table:table-cell>
          <table:table-cell office:value-type="float" office:value="-5.8" calcext:value-type="float">
            <text:p>-5.8</text:p>
          </table:table-cell>
          <table:table-cell office:value-type="float" office:value="-4.2" calcext:value-type="float">
            <text:p>-4.2</text:p>
          </table:table-cell>
          <table:table-cell office:value-type="float" office:value="0.8" calcext:value-type="float">
            <text:p>0.8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-5" calcext:value-type="float">
            <text:p>-5</text:p>
          </table:table-cell>
          <table:table-cell office:value-type="float" office:value="-1.9" calcext:value-type="float">
            <text:p>-1.9</text:p>
          </table:table-cell>
          <table:table-cell table:number-columns-repeated="7" office:value-type="float" office:value="506" calcext:value-type="float">
            <text:p>506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.C94:.C98])" office:value-type="float" office:value="0.775" calcext:value-type="float">
            <text:p>0.775</text:p>
          </table:table-cell>
          <table:table-cell table:formula="of:=AVERAGE([.F98:.Q98])" office:value-type="float" office:value="1.88333333333333" calcext:value-type="float">
            <text:p>1.883</text:p>
          </table:table-cell>
          <table:table-cell table:formula="of:=AVERAGE([.E94:.E98])" office:value-type="float" office:value="3.80267692129832" calcext:value-type="float">
            <text:p>3.803</text:p>
          </table:table-cell>
          <table:table-cell table:formula="of:=STDEV([.F98:.Q98])" office:value-type="float" office:value="3.74647308892785" calcext:value-type="float">
            <text:p>3.746</text:p>
          </table:table-cell>
          <table:table-cell office:value-type="float" office:value="1.5" calcext:value-type="float">
            <text:p>1.5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.C95:.C99])" office:value-type="float" office:value="0.86" calcext:value-type="float">
            <text:p>0.860</text:p>
          </table:table-cell>
          <table:table-cell table:formula="of:=AVERAGE([.F99:.Q99])" office:value-type="float" office:value="0.908333333333333" calcext:value-type="float">
            <text:p>0.908</text:p>
          </table:table-cell>
          <table:table-cell table:formula="of:=AVERAGE([.E95:.E99])" office:value-type="float" office:value="3.77705163500997" calcext:value-type="float">
            <text:p>3.777</text:p>
          </table:table-cell>
          <table:table-cell table:formula="of:=STDEV([.F99:.Q99])" office:value-type="float" office:value="3.8622787276033" calcext:value-type="float">
            <text:p>3.862</text:p>
          </table:table-cell>
          <table:table-cell office:value-type="float" office:value="-1.2" calcext:value-type="float">
            <text:p>-1.2</text:p>
          </table:table-cell>
          <table:table-cell office:value-type="float" office:value="-4.9" calcext:value-type="float">
            <text:p>-4.9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7.1" calcext:value-type="float">
            <text:p>7.1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-0.6" calcext:value-type="float">
            <text:p>-0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.C96:.C100])" office:value-type="float" office:value="1.1" calcext:value-type="float">
            <text:p>1.100</text:p>
          </table:table-cell>
          <table:table-cell table:formula="of:=AVERAGE([.F100:.Q100])" office:value-type="float" office:value="2.16666666666667" calcext:value-type="float">
            <text:p>2.167</text:p>
          </table:table-cell>
          <table:table-cell table:formula="of:=AVERAGE([.E96:.E100])" office:value-type="float" office:value="3.76137533179009" calcext:value-type="float">
            <text:p>3.761</text:p>
          </table:table-cell>
          <table:table-cell table:formula="of:=STDEV([.F100:.Q100])" office:value-type="float" office:value="3.79984050701972" calcext:value-type="float">
            <text:p>3.800</text:p>
          </table:table-cell>
          <table:table-cell office:value-type="float" office:value="-1.3" calcext:value-type="float">
            <text:p>-1.3</text:p>
          </table:table-cell>
          <table:table-cell office:value-type="float" office:value="-2.8" calcext:value-type="float">
            <text:p>-2.8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AVERAGE([.C97:.C101])" office:value-type="float" office:value="1.38515151515152" calcext:value-type="float">
            <text:p>1.385</text:p>
          </table:table-cell>
          <table:table-cell table:formula="of:=AVERAGE([.F101:.Q101])" office:value-type="float" office:value="1.80909090909091" calcext:value-type="float">
            <text:p>1.809</text:p>
          </table:table-cell>
          <table:table-cell table:formula="of:=AVERAGE([.E97:.E101])" office:value-type="float" office:value="4.04517480259088" calcext:value-type="float">
            <text:p>4.045</text:p>
          </table:table-cell>
          <table:table-cell table:formula="of:=STDEV([.F101:.Q101])" office:value-type="float" office:value="4.56277427569117" calcext:value-type="float">
            <text:p>4.563</text:p>
          </table:table-cell>
          <table:table-cell office:value-type="float" office:value="-3.3" calcext:value-type="float">
            <text:p>-3.3</text:p>
          </table:table-cell>
          <table:table-cell office:value-type="float" office:value="-1.2" calcext:value-type="float">
            <text:p>-1.2</text:p>
          </table:table-cell>
          <table:table-cell office:value-type="float" office:value="-4.2" calcext:value-type="float">
            <text:p>-4.2</text:p>
          </table:table-cell>
          <table:table-cell office:value-type="float" office:value="-2.1" calcext:value-type="float">
            <text:p>-2.1</text:p>
          </table:table-cell>
          <table:table-cell office:value-type="float" office:value="1.9" calcext:value-type="float">
            <text:p>1.9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-2.3" calcext:value-type="float">
            <text:p>-2.3</text:p>
          </table:table-cell>
          <table:table-cell table:number-columns-repeated="3" office:value-type="float" office:value="506" calcext:value-type="float">
            <text:p>506</text:p>
          </table:table-cell>
          <table:table-cell table:number-columns-repeated="7" office:value-type="float" office:value="900" calcext:value-type="float">
            <text:p>900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AVERAGE([.C98:.C102])" office:value-type="float" office:value="1.30681818181818" calcext:value-type="float">
            <text:p>1.307</text:p>
          </table:table-cell>
          <table:table-cell table:formula="of:=AVERAGE([.F102:.Q102])" office:value-type="float" office:value="-0.233333333333333" calcext:value-type="float">
            <text:p>-0.233</text:p>
          </table:table-cell>
          <table:table-cell table:formula="of:=AVERAGE([.E98:.E102])" office:value-type="float" office:value="3.48707586992838" calcext:value-type="float">
            <text:p>3.487</text:p>
          </table:table-cell>
          <table:table-cell table:formula="of:=STDEV([.F102:.Q102])" office:value-type="float" office:value="1.46401275039985" calcext:value-type="float">
            <text:p>1.464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  <table:table-cell table:number-columns-repeated="8" office:value-type="float" office:value="-99" calcext:value-type="float">
            <text:p>-99</text:p>
          </table:table-cell>
        </table:table-row>
        <table:table-row table:style-name="ro1" table:number-rows-repeated="104847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s" table:style-name="ta1">
        <table:shapes>
          <draw:frame draw:z-index="0" draw:style-name="gr1" draw:text-style-name="P1" svg:width="195.67mm" svg:height="125.31mm" svg:x="217.81mm" svg:y="16.26mm">
            <draw:object draw:notify-on-update-of-ranges="Sheet1.A5:Sheet1.A102 Sheet1.C4:Sheet1.C4 Sheet1.C5:Sheet1.C102 Sheet1.A5:Sheet1.A102 Sheet1.E4:Sheet1.E4 Sheet1.E5:Sheet1.E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5.67mm" svg:height="125.31mm" svg:x="22.59mm" svg:y="185.15mm">
            <draw:object draw:notify-on-update-of-ranges="Sheet1.A5:Sheet1.A102 Sheet1.B4:Sheet1.B4 Sheet1.B5:Sheet1.B102 Sheet1.A5:Sheet1.A102 Sheet1.D4:Sheet1.D4 Sheet1.D5:Sheet1.D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5.67mm" svg:height="125.31mm" svg:x="22.59mm" svg:y="325.13mm">
            <draw:object draw:notify-on-update-of-ranges="Sheet1.A5:Sheet1.A102 Sheet1.C4:Sheet1.C4 Sheet1.C5:Sheet1.C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95.67mm" svg:height="125.31mm" svg:x="22.59mm" svg:y="469.63mm">
            <draw:object draw:notify-on-update-of-ranges="Sheet1.A5:Sheet1.A102 Sheet1.B4:Sheet1.B4 Sheet1.B5:Sheet1.B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95.67mm" svg:height="125.31mm" svg:x="45.17mm" svg:y="49.68mm">
            <draw:object draw:notify-on-update-of-ranges="Sheet1.A5:Sheet1.A102 Sheet1.C4:Sheet1.C4 Sheet1.C5:Sheet1.C102 Sheet1.A5:Sheet1.A102 Sheet1.E4:Sheet1.E4 Sheet1.E5:Sheet1.E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3:25:08.843174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3T14:15:21.232369391</dc:date>
    <meta:editing-duration>PT1H4M23S</meta:editing-duration>
    <meta:editing-cycles>7</meta:editing-cycles>
    <meta:generator>LibreOffice/6.0.3.2$Linux_X86_64 LibreOffice_project/00m0$Build-2</meta:generator>
    <meta:document-statistic meta:table-count="2" meta:cell-count="285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89cm" svg:y="0.444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5:Sheet1.A102 Sheet1.C4:Sheet1.C102 Sheet1.E4:Sheet1.E102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5:Sheet1.C102" chart:label-cell-address="Sheet1.C4:Sheet1.C4" chart:class="chart:scatter">
            <chart:domain table:cell-range-address="Sheet1.A5:Sheet1.A102"/>
            <chart:mean-value chart:style-name="ch12"/>
            <chart:regression-curve chart:style-name="ch13"/>
            <chart:data-point chart:repeated="44"/>
            <chart:data-point chart:style-name="ch14"/>
            <chart:data-point chart:repeated="53"/>
          </chart:series>
          <chart:series chart:style-name="ch15" chart:values-cell-range-address="Sheet1.E5:Sheet1.E102" chart:label-cell-address="Sheet1.E4:Sheet1.E4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emp (Yr)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-1.525">
                <text:p>-1.525</text:p>
                <draw:g>
                  <svg:desc>Sheet1.C5:Sheet1.C102</svg:desc>
                </draw:g>
              </table:table-cell>
              <table:table-cell office:value-type="float" office:value="4.16721511541963">
                <text:p>4.16721511541963</text:p>
                <draw:g>
                  <svg:desc>Sheet1.E5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 chart:symbol-type="named-symbol" chart:symbol-name="square" chart:symbol-width="0.15cm" chart:symbol-height="0.15cm"/>
    </style:style>
    <style:style style:name="ch15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6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666cm" svg:y="2.175cm" style:legend-expansion="custom" chartooo:width="6.175cm" chartooo:height="1.499cm" style:legend-expansion-aspect-ratio="4.11941294196131" chart:style-name="ch4"/>
        <chart:plot-area chart:style-name="ch5" table:cell-range-address="Sheet1.A5:Sheet1.A102 Sheet1.C4:Sheet1.C102 Sheet1.E4:Sheet1.E102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5:Sheet1.C102" chart:label-cell-address="Sheet1.C4:Sheet1.C4" chart:class="chart:scatter">
            <chart:domain table:cell-range-address="Sheet1.A5:Sheet1.A102"/>
            <chart:mean-value chart:style-name="ch12"/>
            <chart:regression-curve chart:style-name="ch13"/>
            <chart:data-point chart:repeated="44"/>
            <chart:data-point chart:style-name="ch14"/>
            <chart:data-point chart:repeated="53"/>
          </chart:series>
          <chart:series chart:style-name="ch15" chart:values-cell-range-address="Sheet1.E5:Sheet1.E102" chart:label-cell-address="Sheet1.E4:Sheet1.E4" chart:class="chart:scatter">
            <chart:data-point chart:repeated="9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emp (Yr)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-1.525">
                <text:p>-1.525</text:p>
                <draw:g>
                  <svg:desc>Sheet1.C5:Sheet1.C102</svg:desc>
                </draw:g>
              </table:table-cell>
              <table:table-cell office:value-type="float" office:value="4.16721511541963">
                <text:p>4.16721511541963</text:p>
                <draw:g>
                  <svg:desc>Sheet1.E5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6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5:Sheet1.B102 Sheet1.B4:Sheet1.B4 Sheet1.D4:Sheet1.D102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5:Sheet1.B102" chart:label-cell-address="Sheet1.B4:Sheet1.B4" chart:class="chart:scatter">
            <chart:domain table:cell-range-address="Sheet1.A5:Sheet1.A102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D5:Sheet1.D102" chart:label-cell-address="Sheet1.D4:Sheet1.D4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4:Sheet1.B4</svg:desc>
                </draw:g>
              </table:table-cell>
              <table:table-cell office:value-type="string">
                <text:p>5 Year AvStDev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NaN">
                <text:p>NaN</text:p>
                <draw:g>
                  <svg:desc>Sheet1.B5:Sheet1.B102</svg:desc>
                </draw:g>
              </table:table-cell>
              <table:table-cell office:value-type="float" office:value="NaN">
                <text:p>NaN</text:p>
                <draw:g>
                  <svg:desc>Sheet1.D5:Sheet1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  <table:table-cell office:value-type="float" office:value="3.78018585170966">
                <text:p>3.78018585170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  <table:table-cell office:value-type="float" office:value="3.70995771952932">
                <text:p>3.70995771952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  <table:table-cell office:value-type="float" office:value="3.76907490937943">
                <text:p>3.76907490937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3.77173165598959">
                <text:p>3.771731655989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3.48833298758409">
                <text:p>3.48833298758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3.51923776830091">
                <text:p>3.51923776830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  <table:table-cell office:value-type="float" office:value="3.54981698855531">
                <text:p>3.549816988555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  <table:table-cell office:value-type="float" office:value="3.52028307440654">
                <text:p>3.52028307440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  <table:table-cell office:value-type="float" office:value="3.72644134430031">
                <text:p>3.72644134430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  <table:table-cell office:value-type="float" office:value="4.20595917622085">
                <text:p>4.20595917622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4.09950244070348">
                <text:p>4.09950244070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  <table:table-cell office:value-type="float" office:value="4.26703317294936">
                <text:p>4.2670331729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4.28883326622732">
                <text:p>4.288833266227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  <table:table-cell office:value-type="float" office:value="4.30746481878179">
                <text:p>4.3074648187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4.11101590997128">
                <text:p>4.11101590997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  <table:table-cell office:value-type="float" office:value="4.23318568357817">
                <text:p>4.23318568357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  <table:table-cell office:value-type="float" office:value="4.20657032348012">
                <text:p>4.20657032348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  <table:table-cell office:value-type="float" office:value="4.47521399851702">
                <text:p>4.47521399851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  <table:table-cell office:value-type="float" office:value="4.67906771947636">
                <text:p>4.67906771947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  <table:table-cell office:value-type="float" office:value="4.69991687332811">
                <text:p>4.69991687332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  <table:table-cell office:value-type="float" office:value="4.69512957251744">
                <text:p>4.69512957251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  <table:table-cell office:value-type="float" office:value="4.59736076630272">
                <text:p>4.59736076630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  <table:table-cell office:value-type="float" office:value="4.53323117501577">
                <text:p>4.53323117501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  <table:table-cell office:value-type="float" office:value="4.23169311763457">
                <text:p>4.23169311763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  <table:table-cell office:value-type="float" office:value="4.09770557361138">
                <text:p>4.09770557361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  <table:table-cell office:value-type="float" office:value="4.05853889580282">
                <text:p>4.05853889580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  <table:table-cell office:value-type="float" office:value="4.05384963760053">
                <text:p>4.05384963760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  <table:table-cell office:value-type="float" office:value="3.81131516535643">
                <text:p>3.81131516535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  <table:table-cell office:value-type="float" office:value="4.03626002399851">
                <text:p>4.03626002399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  <table:table-cell office:value-type="float" office:value="4.12314724868251">
                <text:p>4.12314724868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  <table:table-cell office:value-type="float" office:value="4.27153679537585">
                <text:p>4.27153679537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  <table:table-cell office:value-type="float" office:value="4.06201397635292">
                <text:p>4.06201397635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  <table:table-cell office:value-type="float" office:value="3.91983245622993">
                <text:p>3.919832456229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  <table:table-cell office:value-type="float" office:value="3.65723698581774">
                <text:p>3.65723698581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  <table:table-cell office:value-type="float" office:value="3.65031703436125">
                <text:p>3.65031703436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  <table:table-cell office:value-type="float" office:value="3.42947277358627">
                <text:p>3.42947277358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  <table:table-cell office:value-type="float" office:value="3.73192556461659">
                <text:p>3.731925564616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3.89452907745188">
                <text:p>3.89452907745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  <table:table-cell office:value-type="float" office:value="4.17215737367272">
                <text:p>4.17215737367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  <table:table-cell office:value-type="float" office:value="4.13135737549192">
                <text:p>4.13135737549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  <table:table-cell office:value-type="float" office:value="4.4227864965102">
                <text:p>4.4227864965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  <table:table-cell office:value-type="float" office:value="4.54909611048915">
                <text:p>4.54909611048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  <table:table-cell office:value-type="float" office:value="4.68043580530455">
                <text:p>4.68043580530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  <table:table-cell office:value-type="float" office:value="4.8413766692283">
                <text:p>4.8413766692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  <table:table-cell office:value-type="float" office:value="5.34568070097641">
                <text:p>5.34568070097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  <table:table-cell office:value-type="float" office:value="5.24749680312532">
                <text:p>5.24749680312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  <table:table-cell office:value-type="float" office:value="5.21674824936856">
                <text:p>5.216748249368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  <table:table-cell office:value-type="float" office:value="5.0551308878758">
                <text:p>5.0551308878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  <table:table-cell office:value-type="float" office:value="5.03571542067761">
                <text:p>5.035715420677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  <table:table-cell office:value-type="float" office:value="4.4031724877589">
                <text:p>4.40317248775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  <table:table-cell office:value-type="float" office:value="4.36922003303379">
                <text:p>4.36922003303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  <table:table-cell office:value-type="float" office:value="4.12999708088695">
                <text:p>4.12999708088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  <table:table-cell office:value-type="float" office:value="4.23447403338383">
                <text:p>4.23447403338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  <table:table-cell office:value-type="float" office:value="4.08214584968049">
                <text:p>4.082145849680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  <table:table-cell office:value-type="float" office:value="4.36495554335251">
                <text:p>4.36495554335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  <table:table-cell office:value-type="float" office:value="4.30012063824497">
                <text:p>4.30012063824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  <table:table-cell office:value-type="float" office:value="4.34943861380796">
                <text:p>4.34943861380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  <table:table-cell office:value-type="float" office:value="4.32733733399269">
                <text:p>4.327337333992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  <table:table-cell office:value-type="float" office:value="4.08978553646382">
                <text:p>4.08978553646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  <table:table-cell office:value-type="float" office:value="3.73934299816657">
                <text:p>3.73934299816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  <table:table-cell office:value-type="float" office:value="3.7752108371396">
                <text:p>3.7752108371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  <table:table-cell office:value-type="float" office:value="3.7144560027985">
                <text:p>3.7144560027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  <table:table-cell office:value-type="float" office:value="3.93588130240093">
                <text:p>3.93588130240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4.29420958809007">
                <text:p>4.29420958809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  <table:table-cell office:value-type="float" office:value="4.64126787172366">
                <text:p>4.64126787172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  <table:table-cell office:value-type="float" office:value="4.62834785827693">
                <text:p>4.62834785827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  <table:table-cell office:value-type="float" office:value="4.54182985003912">
                <text:p>4.5418298500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  <table:table-cell office:value-type="float" office:value="4.29555603156687">
                <text:p>4.29555603156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  <table:table-cell office:value-type="float" office:value="3.96289782085143">
                <text:p>3.96289782085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  <table:table-cell office:value-type="float" office:value="3.74348229995778">
                <text:p>3.74348229995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3.57391917078585">
                <text:p>3.573919170785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3.67876298550485">
                <text:p>3.67876298550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  <table:table-cell office:value-type="float" office:value="3.72341606461508">
                <text:p>3.72341606461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  <table:table-cell office:value-type="float" office:value="3.85068373976562">
                <text:p>3.85068373976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3.9121216156943">
                <text:p>3.91212161569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  <table:table-cell office:value-type="float" office:value="4.12813435743521">
                <text:p>4.128134357435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  <table:table-cell office:value-type="float" office:value="4.23298687571717">
                <text:p>4.23298687571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4.26342974758658">
                <text:p>4.263429747586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4.23707749376404">
                <text:p>4.237077493764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  <table:table-cell office:value-type="float" office:value="4.33030932870965">
                <text:p>4.33030932870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  <table:table-cell office:value-type="float" office:value="4.12178523129952">
                <text:p>4.12178523129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3.8876398353696">
                <text:p>3.8876398353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3.73821468448544">
                <text:p>3.73821468448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  <table:table-cell office:value-type="float" office:value="3.67916919060126">
                <text:p>3.67916919060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3.61861138597174">
                <text:p>3.61861138597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3.75154262831657">
                <text:p>3.75154262831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  <table:table-cell office:value-type="float" office:value="3.86807146391373">
                <text:p>3.86807146391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  <table:table-cell office:value-type="float" office:value="3.78309359869982">
                <text:p>3.78309359869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  <table:table-cell office:value-type="float" office:value="3.82761897549518">
                <text:p>3.82761897549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  <table:table-cell office:value-type="float" office:value="3.80267692129832">
                <text:p>3.802676921298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  <table:table-cell office:value-type="float" office:value="3.77705163500997">
                <text:p>3.77705163500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  <table:table-cell office:value-type="float" office:value="3.76137533179009">
                <text:p>3.761375331790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  <table:table-cell office:value-type="float" office:value="4.04517480259088">
                <text:p>4.04517480259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  <table:table-cell office:value-type="float" office:value="3.48707586992838">
                <text:p>3.487075869928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8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5:Sheet1.A102 Sheet1.C4:Sheet1.C102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5:Sheet1.C102" chart:label-cell-address="Sheet1.C4:Sheet1.C4" chart:class="chart:scatter">
            <chart:domain table:cell-range-address="Sheet1.A5:Sheet1.A102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emp (Yr)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-1.525">
                <text:p>-1.525</text:p>
                <draw:g>
                  <svg:desc>Sheet1.C5:Sheet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5:Sheet1.B102 Sheet1.B4:Sheet1.B4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5:Sheet1.B102" chart:label-cell-address="Sheet1.B4:Sheet1.B4" chart:class="chart:scatter">
            <chart:domain table:cell-range-address="Sheet1.A5:Sheet1.A102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Average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NaN">
                <text:p>NaN</text:p>
                <draw:g>
                  <svg:desc>Sheet1.B5:Sheet1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8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5:Sheet1.A102 Sheet1.C4:Sheet1.C102 Sheet1.E4:Sheet1.E102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5:Sheet1.C102" chart:label-cell-address="Sheet1.C4:Sheet1.C4" chart:class="chart:scatter">
            <chart:domain table:cell-range-address="Sheet1.A5:Sheet1.A102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E5:Sheet1.E102" chart:label-cell-address="Sheet1.E4:Sheet1.E4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emp (Yr)</text:p>
                <draw:g>
                  <svg:desc>Sheet1.C4:Sheet1.C4</svg:desc>
                </draw:g>
              </table:table-cell>
              <table:table-cell office:value-type="string">
                <text:p>StdDev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5:Sheet1.A102</svg:desc>
                </draw:g>
              </table:table-cell>
              <table:table-cell office:value-type="float" office:value="-1.525">
                <text:p>-1.525</text:p>
                <draw:g>
                  <svg:desc>Sheet1.C5:Sheet1.C102</svg:desc>
                </draw:g>
              </table:table-cell>
              <table:table-cell office:value-type="float" office:value="4.16721511541963">
                <text:p>4.16721511541963</text:p>
                <draw:g>
                  <svg:desc>Sheet1.E5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